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_3c_term_3e_">
      <style:text-properties fo:background-color="#ffff00"/>
    </style:style>
    <style:style style:name="P2" style:family="paragraph" style:parent-style-name="_3c_figure_3e_">
      <style:text-properties style:font-name="Times New Roman" fo:font-size="12pt" style:font-size-asian="12pt" style:font-size-complex="12pt"/>
    </style:style>
    <style:style style:name="P3" style:family="paragraph" style:parent-style-name="_3c_figure_3e_">
      <style:text-properties style:use-window-font-color="true" style:font-name="Times New Roman" fo:font-size="12pt" fo:background-color="#ffff00" style:font-size-asian="12pt" style:font-size-complex="12pt"/>
    </style:style>
    <style:style style:name="P4" style:family="paragraph" style:parent-style-name="_3c_l_3e_">
      <style:text-properties style:font-size-complex="12pt"/>
    </style:style>
    <style:style style:name="P5" style:family="paragraph" style:parent-style-name="Heading_20_2">
      <style:text-properties style:font-name-asian="Calibri"/>
    </style:style>
    <style:style style:name="P6" style:family="paragraph" style:parent-style-name="_3c_term_3e_" style:master-page-name="MP0">
      <style:paragraph-properties style:page-number="auto" fo:break-before="page"/>
    </style:style>
    <style:style style:name="T1" style:family="text">
      <style:text-properties fo:background-color="#ffff00"/>
    </style:style>
    <style:style style:name="T2" style:family="text">
      <style:text-properties fo:background-color="#ffff00" style:font-size-complex="12pt"/>
    </style:style>
    <style:style style:name="T3" style:family="text">
      <style:text-properties fo:background-color="#ffff00" style:font-name-asian="Calibri"/>
    </style:style>
    <style:style style:name="T4" style:family="text">
      <style:text-properties fo:font-style="italic" fo:background-color="#ffff00" style:font-style-asian="italic" style:font-style-complex="italic"/>
    </style:style>
    <style:style style:name="T5" style:family="text">
      <style:text-properties style:language-asian="fr" style:country-asian="FR"/>
    </style:style>
    <style:style style:name="T6" style:family="text">
      <style:text-properties style:font-size-complex="12pt"/>
    </style:style>
    <style:style style:name="T7" style:family="text">
      <style:text-properties style:text-position="super 67%"/>
    </style:style>
    <style:style style:name="T8" style:family="text">
      <style:text-properties style:font-name-asian="Calibri"/>
    </style:style>
    <style:style style:name="T9" style:family="text">
      <style:text-properties fo:background-color="transparent"/>
    </style:style>
    <style:style style:name="T10" style:family="text">
      <style:text-properties fo:background-color="transparent" style:font-name-asian="Calibri"/>
    </style:style>
    <style:style style:name="T11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itre : Le recueil des hystoires des repeus franches</text:p>
      <text:p text:style-name="_3c_term_3e_">author : Anonyme</text:p>
      <text:p text:style-name="_3c_term_3e_">publisher : Sorbonne Université LABEX OBVIL</text:p>
      <text:p text:style-name="_3c_term_3e_">issued : 2019</text:p>
      <text:p text:style-name="_3c_term_3e_">idno : http://http://obvil.sorbonne-universite.site/corpus/faceties/cote_iii-f-019</text:p>
      <text:p text:style-name="_3c_term_3e_">source : Anonyme, Le recueil des hystoires des repeus franches, Paris, Denis Meslier, 1490, Bibliothèque du château de Chantilly, Cabinet des livres, III-F-019.</text:p>
      <text:p text:style-name="_3c_term_3e_">created : 1490</text:p>
      <text:p text:style-name="P1">lieu : [premier lieu où se passe la narration]</text:p>
      <text:p text:style-name="_3c_term_3e_"><text:span text:style-name="Police_20_par_20_défaut"><text:span text:style-name="T1">lieu : [deuxième lieu </text:span></text:span><text:span text:style-name="Police_20_par_20_défaut"><text:span text:style-name="T4">etc</text:span></text:span><text:span text:style-name="Police_20_par_20_défaut"><text:span text:style-name="T1">]</text:span></text:span></text:p>
      <text:p text:style-name="P1">personnage : [premier personnage, soit nom + fonction, soit nom, soit fonction (drapière, bourgeois, curé)]</text:p>
      <text:p text:style-name="_3c_term_3e_"><text:span text:style-name="Police_20_par_20_défaut"><text:span text:style-name="T1">personnage : [deuxième personnage, </text:span></text:span><text:span text:style-name="Police_20_par_20_défaut"><text:span text:style-name="T4">etc.</text:span></text:span><text:span text:style-name="Police_20_par_20_défaut"><text:span text:style-name="T1">]</text:span></text:span></text:p>
      <text:p text:style-name="_3c_Pagedetitre_5f_titre_3e_">Le recueil des hystoires des repeus franches</text:p>
      <text:p text:style-name="P2">&lt;ATTimage&gt;</text:p>
      <text:p text:style-name="P3">PP</text:p>
      <text:p text:style-name="_3c_Pagedetitre_5f_sous-titre_3e_">Le recueil <text:span text:style-name="Police_20_par_20_défaut"><text:span text:style-name="T5">(et)</text:span></text:span> hystoires des repeus frãche</text:p>
      <text:p text:style-name="_3c_l_3e_">Uous qui serches les repeues franches</text:p>
      <text:p text:style-name="_3c_l_3e_">Et tant iours ouuriers que dimenches</text:p>
      <text:p text:style-name="_3c_l_3e_">Naues pas plante de monnoye</text:p>
      <text:p text:style-name="_3c_l_3e_">Affin que chascun de vous oye.</text:p>
      <text:p text:style-name="_3c_l_3e_">Comme len les peut recouurer</text:p>
      <text:p text:style-name="_3c_l_3e_">Uueilles vous au sermõ trouuer</text:p>
      <text:p text:style-name="_3c_l_3e_">Qui est escript dedens ce liure</text:p>
      <text:p text:style-name="_3c_l_3e_">Mettes tous peine de le luyre</text:p>
      <text:p text:style-name="_3c_l_3e_">Entre vous ieunes perrucatz</text:p>
      <text:p text:style-name="_3c_l_3e_">procureurs nouueaulx aduocatz</text:p>
      <text:p text:style-name="_3c_l_3e_">Aprenans aulx despens daultruy</text:p>
      <text:p text:style-name="_3c_l_3e_">venes y tost sans nul estry</text:p>
      <text:p text:style-name="_3c_l_3e_"><text:soft-page-break/>clers de praticque diligens</text:p>
      <text:p text:style-name="_3c_l_3e_">qui congnoisses si bien vos gens</text:p>
      <text:p text:style-name="_3c_l_3e_">sergens a pie et a cheual</text:p>
      <text:p text:style-name="_3c_l_3e_">venez y damont et daual</text:p>
      <text:p text:style-name="_3c_l_3e_">Les <text:span text:style-name="Police_20_par_20_défaut"><text:span text:style-name="T9">h</text:span></text:span><text:span text:style-name="T9">o</text:span>irs de deffung pathelin</text:p>
      <text:p text:style-name="_3c_l_3e_">qui saues iargon iobelin</text:p>
      <text:p text:style-name="_3c_l_3e_">Cappitaine du pont abailon</text:p>
      <text:p text:style-name="_3c_l_3e_">Tous les subgetz francoys villon</text:p>
      <text:p text:style-name="_3c_l_3e_">Soyes a ce coup resueilles</text:p>
      <text:p text:style-name="_3c_l_3e_">Pas ne deues estre oublies</text:p>
      <text:p text:style-name="_3c_l_3e_">Tous gallans a pourpoings sãs mãches</text:p>
      <text:p text:style-name="_3c_l_3e_">qui ont besoing des repeues franches</text:p>
      <text:p text:style-name="_3c_l_3e_">et tous ceulx tant yuer queste</text:p>
      <text:p text:style-name="_3c_l_3e_">qui en ont grande necessite</text:p>
      <text:p text:style-name="_3c_l_3e_">Uenes vous aprendres comment</text:p>
      <text:p text:style-name="_3c_l_3e_">Les maistres ancieunement</text:p>
      <text:p text:style-name="_3c_l_3e_">Sauoient tous les tours de ce faire</text:p>
      <text:p text:style-name="_3c_l_3e_">Messire chacun poic de nayre</text:p>
      <text:p text:style-name="_3c_l_3e_">Qui des liures soit les vsages</text:p>
      <text:p text:style-name="_3c_l_3e_">En veult luyre tous les passages</text:p>
      <text:p text:style-name="_3c_l_3e_">De celluy est pris appetis</text:p>
      <text:p text:style-name="_3c_l_3e_">Uenes y donc grans et petis</text:p>
      <text:p text:style-name="_3c_l_3e_">Car de la science sauoir</text:p>
      <text:p text:style-name="_3c_l_3e_">Vous ne pourres que mieulx valoir</text:p>
      <text:p text:style-name="_3c_l_3e_"><text:span text:style-name="Police_20_par_20_défaut"><text:span text:style-name="T1">PP</text:span></text:span></text:p>
      <text:p text:style-name="_3c_l_3e_">Venes y cheuaucheurs descuyrie</text:p>
      <text:p text:style-name="_3c_l_3e_">Seruiteurs de grant seigneurie</text:p>
      <text:p text:style-name="_3c_l_3e_">Venes y sans dillaction</text:p>
      <text:p text:style-name="_3c_l_3e_">Tous gens sotz toutes sottes</text:p>
      <text:p text:style-name="_3c_l_3e_">Venez y bigotz et bigottes</text:p>
      <text:p text:style-name="_3c_l_3e_">Venez y toutes truppellines</text:p>
      <text:p text:style-name="_3c_l_3e_">Cordeliers et iacoppines</text:p>
      <text:p text:style-name="_3c_l_3e_">Venes aussy toutes prestresses</text:p>
      <text:p text:style-name="_3c_l_3e_">Qui scaues pieca les adresses</text:p>
      <text:p text:style-name="_3c_l_3e_">Des presbitaires hault et bas</text:p>
      <text:p text:style-name="_3c_l_3e_"><text:span text:style-name="Police_20_par_20_défaut"><text:span text:style-name="T9">G</text:span></text:span><text:span text:style-name="T9">a</text:span>rdes que vous ny failliez pas</text:p>
      <text:p text:style-name="_3c_l_3e_">Venes y gorrieres et gorries</text:p>
      <text:p text:style-name="_3c_l_3e_">Qui faictes si bien les manieres</text:p>
      <text:p text:style-name="_3c_l_3e_">Que cest vne chose terrible</text:p>
      <text:p text:style-name="_3c_l_3e_">Pour bien faire tout le possible</text:p>
      <text:p text:style-name="_3c_l_3e_">Toutes manieres de farceurs</text:p>
      <text:p text:style-name="_3c_l_3e_">Anciens et ieunes mocqueurs</text:p>
      <text:p text:style-name="_3c_l_3e_">Venes y tous vrays macquereaulx</text:p>
      <text:p text:style-name="_3c_l_3e_">De tous estas vilz et nouueaulx</text:p>
      <text:p text:style-name="_3c_l_3e_">Uenes y toutes macquerelles</text:p>
      <text:p text:style-name="_3c_l_3e_">Qui par voz subtilles querelles</text:p>
      <text:p text:style-name="_3c_l_3e_">Auez tousiours en vos maisons</text:p>
      <text:p text:style-name="_3c_l_3e_">Pour auoyr en toutes saisons</text:p>
      <text:p text:style-name="_3c_l_3e_">Tant aux iours ouuriers que dimenches</text:p>
      <text:p text:style-name="_3c_l_3e_">souuent les bonnes repeues franches</text:p>
      <text:p text:style-name="_3c_l_3e_"><text:soft-page-break/>Uenez y tous bons pardonneurs</text:p>
      <text:p text:style-name="_3c_l_3e_">Qui scauez faire les honneurs</text:p>
      <text:p text:style-name="_3c_l_3e_">Aux villages de bons pastes</text:p>
      <text:p text:style-name="_3c_l_3e_">Auecques ses gras curates</text:p>
      <text:p text:style-name="_3c_l_3e_">Qui ayment bien vostre venue</text:p>
      <text:p text:style-name="_3c_l_3e_">Pour auoir la franche repeue</text:p>
      <text:p text:style-name="_3c_l_3e_">Affin que chascũ deux en orte</text:p>
      <text:p text:style-name="_3c_l_3e_">Les paroissiens quon aporte</text:p>
      <text:p text:style-name="_3c_l_3e_">Des biens aux pardons de ce lieu</text:p>
      <text:p text:style-name="_3c_l_3e_">Et quon face du bien pour dieu</text:p>
      <text:p text:style-name="_3c_l_3e_">Tant que le pardonneur sen aille</text:p>
      <text:p text:style-name="_3c_l_3e_">Le cure ne despendra maille</text:p>
      <text:p text:style-name="_3c_l_3e_">Et aura maistre iehan lorens</text:p>
      <text:p text:style-name="_3c_l_3e_"><text:span text:style-name="Police_20_par_20_défaut"><text:span text:style-name="T1">a.ii</text:span></text:span></text:p>
      <text:p text:style-name="_3c_l_3e_">fermement payant les despens</text:p>
      <text:p text:style-name="_3c_l_3e_">et quarte de vin simplement</text:p>
      <text:p text:style-name="_3c_l_3e_">au cure a son partement</text:p>
      <text:p text:style-name="_3c_l_3e_">De tout estat soit bas ou hault</text:p>
      <text:p text:style-name="_3c_l_3e_">Venez y qui ny ait deffault</text:p>
      <text:p text:style-name="_3c_l_3e_">Venez y varletz chamberieres</text:p>
      <text:p text:style-name="_3c_l_3e_">Qui scauez si bien les manieres</text:p>
      <text:p text:style-name="_3c_l_3e_">en disant mainte bonne baue</text:p>
      <text:p text:style-name="_3c_l_3e_">Dauoir du meilleur de la caue</text:p>
      <text:p text:style-name="_3c_l_3e_">et puis ioyeusement preschez</text:p>
      <text:p text:style-name="_3c_l_3e_">Apres que voz gens sont couchez</text:p>
      <text:p text:style-name="_3c_l_3e_">Ceulx qui serchent banquetz ou feste</text:p>
      <text:p text:style-name="_3c_l_3e_">Pour dire quelque chansonnette</text:p>
      <text:p text:style-name="_3c_l_3e_">Affin daraper la repeue.</text:p>
      <text:p text:style-name="_3c_l_3e_">Que chascun de vous se remue</text:p>
      <text:p text:style-name="_3c_l_3e_">Dy venir bien legierement.</text:p>
      <text:p text:style-name="_3c_l_3e_">Et vous pourres ouyr comment</text:p>
      <text:p text:style-name="_3c_l_3e_">Vng grant tas de bonnes commeres</text:p>
      <text:p text:style-name="_3c_l_3e_">Soyuent bien trouuer manieres</text:p>
      <text:p text:style-name="_3c_l_3e_">De faire leurs maris coqus.</text:p>
      <text:p text:style-name="_3c_l_3e_">Venez y et natendes plus</text:p>
      <text:p text:style-name="_3c_l_3e_">Entre vous prestres sans seiour</text:p>
      <text:p text:style-name="_3c_l_3e_">Qui dites deux messes pour iour</text:p>
      <text:p text:style-name="_3c_l_3e_">A saint innocent ou ailleurs</text:p>
      <text:p text:style-name="_3c_l_3e_">Uenez pour sauoir plusieurs</text:p>
      <text:p text:style-name="_3c_l_3e_">Des passages et des adresses</text:p>
      <text:p text:style-name="_3c_l_3e_">De maintes petites finesses</text:p>
      <text:p text:style-name="_3c_l_3e_">Que len fait tout facilement</text:p>
      <text:p text:style-name="_3c_l_3e_">En maint lieu la frãche repeue</text:p>
      <text:p text:style-name="_3c_l_3e_">Qui ne doibt a nul estre tenue</text:p>
      <text:p text:style-name="_3c_l_3e_">Par tel cy qui veue ne laura</text:p>
      <text:p text:style-name="_3c_l_3e_">Payera a celluy qui fera</text:p>
      <text:p text:style-name="_3c_l_3e_">De ceste repeue le present</text:p>
      <text:p text:style-name="_3c_l_3e_">De lescot sen ira exent</text:p>
      <text:p text:style-name="_3c_l_3e_">Moyennant qui monstre ce liure</text:p>
      <text:p text:style-name="_3c_l_3e_">Par ce moyen sera deliure</text:p>
      <text:p text:style-name="_3c_l_3e_"><text:soft-page-break/>En lieu ou naura este veu</text:p>
      <text:p text:style-name="_3c_l_3e_">Il sera franchement repeu</text:p>
      <text:p text:style-name="_3c_l_3e_"><text:span text:style-name="Police_20_par_20_défaut"><text:span text:style-name="T1">PP</text:span></text:span></text:p>
      <text:p text:style-name="_3c_l_3e_">Ainsi quon orra plus a plain</text:p>
      <text:p text:style-name="_3c_l_3e_">Qui de lentendement prendra soing</text:p>
      <text:p text:style-name="_3c_speaker_3e_">                               Lacteur</text:p>
      <text:p text:style-name="_3c_l_3e_">Quant ie ouy ce present mandemẽt</text:p>
      <text:p text:style-name="_3c_l_3e_">Quon semonnoit venir a lacteur</text:p>
      <text:p text:style-name="_3c_l_3e_">Lesdessusdit ie pensay fermemẽt</text:p>
      <text:p text:style-name="_3c_l_3e_">De my trouuer (et) en pris lauẽture</text:p>
      <text:p text:style-name="_3c_l_3e_">Comme celluy de droite nature</text:p>
      <text:p text:style-name="_3c_l_3e_">vouloit de ce faire narrassion</text:p>
      <text:p text:style-name="_3c_l_3e_">A telle fin quil en fust menciõ</text:p>
      <text:p text:style-name="_3c_l_3e_">A vng chascun pour le tẽps auenir</text:p>
      <text:p text:style-name="_3c_l_3e_">Qui se actẽdẽt ont intẽciõ</text:p>
      <text:p text:style-name="_3c_l_3e_">Que les repeues les vendrõt secourir</text:p>
      <text:p text:style-name="_3c_l_3e_">£</text:p>
      <text:p text:style-name="_3c_l_3e_">Mais se secours est dãciẽnement</text:p>
      <text:p text:style-name="P4">Tout le repas de chetif par droiture</text:p>
      <text:p text:style-name="P4">Par quoy aucuns qui ont entẽdement</text:p>
      <text:p text:style-name="P4">Les trouuẽt biẽ aultres nen ont cure</text:p>
      <text:p text:style-name="P4">Et ne serchẽt tant que largent leur dure</text:p>
      <text:p text:style-name="P4">Mais font du leur si grant destrution</text:p>
      <text:p text:style-name="P4">Quilz en entrent en la subiectiõ</text:p>
      <text:p text:style-name="_3c_l_3e_"><text:span text:style-name="Police_20_par_20_défaut"><text:span text:style-name="T6">De faire aux dens larquemye sãs faillir.</text:span></text:span></text:p>
      <text:p text:style-name="P4">En attẽdãt pour tout production</text:p>
      <text:p text:style-name="P4">Que les repeues les viẽdront secourir</text:p>
      <text:p text:style-name="_3c_l_3e_">£</text:p>
      <text:p text:style-name="_3c_l_3e_">Ien ay congneu qui largement</text:p>
      <text:p text:style-name="_3c_l_3e_">Donnoyent ato<text:span text:style-name="Police_20_par_20_défaut"><text:span text:style-name="T7">9</text:span></text:span> repeues oultre mesure</text:p>
      <text:p text:style-name="_3c_l_3e_">Qui de puys ont ↄtinuellemẽt</text:p>
      <text:p text:style-name="_3c_l_3e_">S[e]ruy le pont a billon par droicture</text:p>
      <text:p text:style-name="_3c_l_3e_">Dont la facon a este a maint dure</text:p>
      <text:p text:style-name="_3c_l_3e_">En leur grant dueil (et) tribulacion</text:p>
      <text:p text:style-name="_3c_l_3e_">Mais lors nauoit nulle remission</text:p>
      <text:p text:style-name="_3c_l_3e_">Combiẽ q̃ ce leur fist le cueur fremir</text:p>
      <text:p text:style-name="_3c_l_3e_">Il nattẽdoint autre sucession</text:p>
      <text:p text:style-name="_3c_l_3e_">Que les repeues les viẽdrõt secourir</text:p>
      <text:p text:style-name="_3c_l_3e_">£</text:p>
      <text:p text:style-name="_3c_l_3e_"><text:span text:style-name="Police_20_par_20_défaut"><text:span text:style-name="T6">Prince pource que ne me puis tenir</text:span></text:span></text:p>
      <text:p text:style-name="_3c_l_3e_">Que de telz faitz ne face mencion</text:p>
      <text:p text:style-name="_3c_l_3e_">Puys q̃ a mõ tẽps les ay veu auenir</text:p>
      <text:p text:style-name="_3c_l_3e_"><text:span text:style-name="Police_20_par_20_défaut"><text:span text:style-name="T1">a iii</text:span></text:span></text:p>
      <text:p text:style-name="_3c_l_3e_">Ien veuil faire quelq̃ narrassiõ</text:p>
      <text:p text:style-name="_3c_l_3e_">Et en escripre soubz la correction</text:p>
      <text:p text:style-name="_3c_l_3e_">Des escoutãs affin den souuenir</text:p>
      <text:p text:style-name="_3c_l_3e_">Ceste presente nouuelle inuẽciõ</text:p>
      <text:p text:style-name="_3c_l_3e_">Que les repeues les viẽdrõt secourir</text:p>
      <text:h text:style-name="P5" text:outline-level="2"><text:soft-page-break/>                   La balade des<text:line-break/>                   escoutans</text:h>
      <text:p text:style-name="_3c_l_3e_"><text:span text:style-name="Police_20_par_20_défaut"><text:span text:style-name="T6">Qui en a il est bien venu.</text:span></text:span></text:p>
      <text:p text:style-name="_3c_l_3e_">Qui nen a point len nen tient conte</text:p>
      <text:p text:style-name="_3c_l_3e_">Celluy qui en a est congneu</text:p>
      <text:p text:style-name="_3c_l_3e_">Et cil qui na rien vit a honte</text:p>
      <text:p text:style-name="_3c_l_3e_">Et qui paye len lessausse (et) monte</text:p>
      <text:p text:style-name="_3c_l_3e_">Iusques au tiers ciel pour en pester</text:p>
      <text:p text:style-name="_3c_l_3e_">Son honneur tout autre surmonte</text:p>
      <text:p text:style-name="_3c_l_3e_">Par force de bien caquester</text:p>
      <text:p text:style-name="_3c_l_3e_">£</text:p>
      <text:p text:style-name="_3c_l_3e_">Quant entendismes les estatz</text:p>
      <text:p text:style-name="_3c_l_3e_">De telz dissimulations</text:p>
      <text:p text:style-name="_3c_l_3e_">Congnoissans les haulx et les bas</text:p>
      <text:p text:style-name="_3c_l_3e_">Pour tous abreuiations</text:p>
      <text:p text:style-name="_3c_l_3e_">Nous vnismes sans sõmassions</text:p>
      <text:p text:style-name="_3c_l_3e_">Aux champs par boys et par larris</text:p>
      <text:p text:style-name="_3c_l_3e_">Pour congnoistre les fictions</text:p>
      <text:p text:style-name="_3c_l_3e_">Qui se font souuent a paris</text:p>
      <text:p text:style-name="_3c_l_3e_">Pour ce que chascun maintenoit</text:p>
      <text:p text:style-name="_3c_l_3e_">Que cestoit la ville du monde</text:p>
      <text:p text:style-name="_3c_l_3e_">Qui plus de peuple soustenoit</text:p>
      <text:p text:style-name="_3c_l_3e_">Et ou maint estrangier abonde</text:p>
      <text:p text:style-name="_3c_l_3e_">Pour la grant science parfonde</text:p>
      <text:p text:style-name="_3c_l_3e_">Renommee en icelle ville</text:p>
      <text:p text:style-name="_3c_l_3e_">Ie partis et veulx quon me tendre</text:p>
      <text:p text:style-name="_3c_l_3e_">Sa lentree auois croix ne ylle</text:p>
      <text:p text:style-name="_3c_l_3e_">£</text:p>
      <text:p text:style-name="_3c_l_3e_">Il estoit temps de ce coucher</text:p>
      <text:p text:style-name="_3c_l_3e_">Et ne scauoye ou heberger</text:p>
      <text:p text:style-name="_3c_l_3e_">Dun logis me vins aprocher</text:p>
      <text:p text:style-name="_3c_l_3e_">Sauoir son my vouldroit loger</text:p>
      <text:p text:style-name="_3c_l_3e_">En disant aues vous a menger</text:p>
      <text:p text:style-name="_3c_l_3e_">Loste me respons sy ay :</text:p>
      <text:p text:style-name="_3c_l_3e_"><text:span text:style-name="Police_20_par_20_défaut"><text:span text:style-name="T1">PP</text:span></text:span></text:p>
      <text:p text:style-name="_3c_l_3e_">Lors luy priay pour abreger</text:p>
      <text:p text:style-name="_3c_l_3e_">Apportes le dont deuant moy</text:p>
      <text:p text:style-name="_3c_l_3e_">£</text:p>
      <text:p text:style-name="_3c_l_3e_">Ie fus seruy passablement</text:p>
      <text:p text:style-name="_3c_l_3e_">Selon mon estat et ma sorte</text:p>
      <text:p text:style-name="_3c_l_3e_">En pensant a parmoy comment</text:p>
      <text:p text:style-name="_3c_l_3e_">Ie cheuiroye auecques loste</text:p>
      <text:p text:style-name="_3c_l_3e_">Ie me aduise que soubz ma coste</text:p>
      <text:p text:style-name="_3c_l_3e_">Auoit vne espee qui bien trenche.</text:p>
      <text:p text:style-name="_3c_l_3e_">Ie la lerray quon ne me loste</text:p>
      <text:p text:style-name="_3c_l_3e_">En gaige de la repeue franche</text:p>
      <text:p text:style-name="_3c_l_3e_">£</text:p>
      <text:p text:style-name="_3c_l_3e_">Lespee estoit toute dacier</text:p>
      <text:p text:style-name="_3c_l_3e_">Il ne sẽ failloit que le fer</text:p>
      <text:p text:style-name="_3c_l_3e_">Mais loste la me fist machier</text:p>
      <text:p text:style-name="_3c_l_3e_"><text:soft-page-break/>Fourreau (et) tout sans fricasser</text:p>
      <text:p text:style-name="_3c_l_3e_">Puis apres me conuier penser</text:p>
      <text:p text:style-name="_3c_l_3e_">De repaistre se fain auoye</text:p>
      <text:p text:style-name="_3c_l_3e_">Rien ny eut valu le tenser</text:p>
      <text:p text:style-name="_3c_l_3e_">De leans party sans monnoye</text:p>
      <text:p text:style-name="_3c_l_3e_">£</text:p>
      <text:p text:style-name="_3c_speaker_3e_">                                Lacteur</text:p>
      <text:p text:style-name="_3c_l_3e_"><text:span text:style-name="Police_20_par_20_défaut"><text:span text:style-name="T6">Lẽdemain maloye enquerant</text:span></text:span></text:p>
      <text:p text:style-name="_3c_l_3e_">Pour rencontrer martin garant</text:p>
      <text:p text:style-name="_3c_l_3e_">Droit en la salle du pallais</text:p>
      <text:p text:style-name="_3c_l_3e_">Rẽcontray pour mõ p̃mier mais</text:p>
      <text:p text:style-name="_3c_l_3e_">Tout droit soubz la premiere porte</text:p>
      <text:p text:style-name="_3c_l_3e_">Plusieurs mygnõs destrãge sorte</text:p>
      <text:p text:style-name="_3c_l_3e_">Qui sẽbloient bien a leur habit</text:p>
      <text:p text:style-name="_3c_l_3e_">Quilz fussent gens de grant acquit</text:p>
      <text:p text:style-name="_3c_l_3e_">Lors vins pour entrer en la salle</text:p>
      <text:p text:style-name="_3c_l_3e_">Lan y monte lautre deualle</text:p>
      <text:p text:style-name="_3c_l_3e_">La me pourmenay de par dieu</text:p>
      <text:p text:style-name="_3c_l_3e_">Regardant lestat de ce lieu</text:p>
      <text:p text:style-name="_3c_l_3e_">Et quant ie leuz bien regardee</text:p>
      <text:p text:style-name="_3c_l_3e_">Tant plus la vois (et) m<text:span text:style-name="Police_20_par_20_défaut"><text:span text:style-name="T1">ielux</text:span></text:span> magree</text:p>
      <text:p text:style-name="_3c_l_3e_">Ie vis la tant de mirelificques</text:p>
      <text:p text:style-name="_3c_l_3e_">Tant damecons (et) tant dafficques</text:p>
      <text:p text:style-name="_3c_l_3e_"><text:span text:style-name="Police_20_par_20_défaut"><text:span text:style-name="T1">PP</text:span></text:span></text:p>
      <text:p text:style-name="_3c_l_3e_">Pour atraper les plus huppez</text:p>
      <text:p text:style-name="_3c_l_3e_">Les plus rouges y sont happez</text:p>
      <text:p text:style-name="_3c_l_3e_">A lun conuiẽt vẽdre sa terre</text:p>
      <text:p text:style-name="_3c_l_3e_">Maint sans santir la se desterre</text:p>
      <text:p text:style-name="_3c_l_3e_">Partie ou peu en demourra</text:p>
      <text:p text:style-name="_3c_l_3e_">De tout ce que vaillant aura</text:p>
      <text:p text:style-name="_3c_l_3e_">Cuidant destruyre son voisin</text:p>
      <text:p text:style-name="_3c_l_3e_">De poitu ou de lymosin</text:p>
      <text:p text:style-name="_3c_l_3e_">Ou de quelque aultre nassion</text:p>
      <text:p text:style-name="_3c_l_3e_">Mainct en est a destruction</text:p>
      <text:p text:style-name="_3c_l_3e_">Et fault ains partir de leans</text:p>
      <text:p text:style-name="_3c_l_3e_">Quilz facent larquemie aux dẽs</text:p>
      <text:p text:style-name="_3c_l_3e_">Ou ẽprunter qui a credit</text:p>
      <text:p text:style-name="_3c_l_3e_">Tout ainsi q̃ deuãt iay dit</text:p>
      <text:p text:style-name="_3c_l_3e_">Quant leur argẽt fort sappetisse</text:p>
      <text:p text:style-name="_3c_l_3e_">Lors leur est la repeue propice</text:p>
      <text:p text:style-name="_3c_l_3e_">Et le sergẽt plus nẽ doubtez</text:p>
      <text:p text:style-name="_3c_l_3e_">Hault (et) bas (et) de tous costes</text:p>
      <text:p text:style-name="_3c_l_3e_">Comme on verra par demonstrances</text:p>
      <text:p text:style-name="_3c_l_3e_">En ce traicte des repeues franches</text:p>
      <text:p text:style-name="_3c_l_3e_">Et quant au regart de plusieurs</text:p>
      <text:p text:style-name="_3c_l_3e_">Autres repeuez assez escriptez</text:p>
      <text:p text:style-name="_3c_l_3e_">Affin quon prẽgne les meilleurs</text:p>
      <text:p text:style-name="_3c_l_3e_">En lisant grandes ou petites</text:p>
      <text:p text:style-name="_3c_l_3e_">Uous orrez mains moyẽs licites</text:p>
      <text:p text:style-name="_3c_l_3e_">Comment il ont este happez</text:p>
      <text:p text:style-name="_3c_l_3e_"><text:soft-page-break/>Hault (et) bas par bonnes conduictes</text:p>
      <text:p text:style-name="_3c_l_3e_">De ceulx qui les ont attrappez</text:p>
      <text:h text:style-name="P5" text:outline-level="2">                    La repeue de villon<text:line-break/>                    et de ses compaignons</text:h>
      <text:p text:style-name="_3c_l_3e_"><text:span text:style-name="Police_20_par_20_défaut"><text:span text:style-name="T6">Qui na or ny argent ne gaige</text:span></text:span></text:p>
      <text:p text:style-name="_3c_l_3e_">Comment peult il faire grant chiere</text:p>
      <text:p text:style-name="_3c_l_3e_">Il fault quil viue dauantaige</text:p>
      <text:p text:style-name="_3c_l_3e_">La facon est coustumiere</text:p>
      <text:p text:style-name="_3c_l_3e_">Saurion nous trouuer maniere</text:p>
      <text:p text:style-name="_3c_l_3e_">De tromper quelcun pour repaistre</text:p>
      <text:p text:style-name="_3c_l_3e_">Qui le fera sera son maistre</text:p>
      <text:p text:style-name="_3c_l_3e_">Ainsi parloyent les compaignons</text:p>
      <text:p text:style-name="_3c_l_3e_"><text:span text:style-name="Police_20_par_20_défaut"><text:span text:style-name="T1">PP</text:span></text:span></text:p>
      <text:p text:style-name="_3c_l_3e_">Du bon maistre francoys villon</text:p>
      <text:p text:style-name="_3c_l_3e_">Qui nauoient vaillant deux oygnons</text:p>
      <text:p text:style-name="_3c_l_3e_">Tente tapis ne pauillon</text:p>
      <text:p text:style-name="_3c_l_3e_">Il leur dist ne nous soucion</text:p>
      <text:p text:style-name="_3c_l_3e_">Car auiourduy sans nul deffault</text:p>
      <text:p text:style-name="_3c_l_3e_">Pain vin viande a grant foyson</text:p>
      <text:p text:style-name="_3c_l_3e_">Aurez auec du rost tout chault</text:p>
      <text:h text:style-name="Heading_20_2" text:outline-level="2"><text:span text:style-name="Police_20_par_20_défaut"><text:span text:style-name="T8">                       La maniere da</text:span></text:span><text:span text:style-name="Police_20_par_20_défaut"><text:span text:style-name="T10">/</text:span></text:span><text:span text:style-name="Police_20_par_20_défaut"><text:span text:style-name="T8"><text:line-break/>                       uoir du poysson</text:span></text:span></text:h>
      <text:p text:style-name="_3c_l_3e_"><text:span text:style-name="Police_20_par_20_défaut"><text:span text:style-name="T6">    Adoncques il leur demanda</text:span></text:span></text:p>
      <text:p text:style-name="_3c_l_3e_">Quelz viandes vouloyent macher</text:p>
      <text:p text:style-name="_3c_l_3e_">Lun de bon poisson souhaita</text:p>
      <text:p text:style-name="_3c_l_3e_">lautre demanda de la cher</text:p>
      <text:p text:style-name="_3c_l_3e_">Maistre francoys ce bon archer</text:p>
      <text:p text:style-name="_3c_l_3e_">Leur dist ne vous souciez</text:p>
      <text:p text:style-name="_3c_l_3e_">Il vous fault vos pourpoins lacher</text:p>
      <text:p text:style-name="_3c_l_3e_">Car nous aurons viandes assez</text:p>
      <text:p text:style-name="_3c_l_3e_">£</text:p>
      <text:p text:style-name="_3c_l_3e_">Lors partit de ses compaignons</text:p>
      <text:p text:style-name="_3c_l_3e_">Et vint a la poissonnerie</text:p>
      <text:p text:style-name="_3c_l_3e_">Et les laissa de la les pons</text:p>
      <text:p text:style-name="_3c_l_3e_">Quasi plains de merencolie</text:p>
      <text:p text:style-name="_3c_l_3e_">Il marchanda a cherette</text:p>
      <text:p text:style-name="_3c_l_3e_">Vng panier tout plain de poisson</text:p>
      <text:p text:style-name="_3c_l_3e_">Et sembloit ie vous certifie.</text:p>
      <text:p text:style-name="_3c_l_3e_">Quil fust homme de frant facon</text:p>
      <text:p text:style-name="_3c_l_3e_">£</text:p>
      <text:p text:style-name="_3c_l_3e_">Maistre francoys fut diligent</text:p>
      <text:p text:style-name="_3c_l_3e_">Dachetter non pas de payer</text:p>
      <text:p text:style-name="_3c_l_3e_">Et dist quil bailleroit largent</text:p>
      <text:p text:style-name="_3c_l_3e_">Tout comptant au porte panier</text:p>
      <text:p text:style-name="_3c_l_3e_">Ilz partent sans plus plaidier</text:p>
      <text:p text:style-name="_3c_l_3e_">Et passerent par nostre dame</text:p>
      <text:p text:style-name="_3c_l_3e_">La ou il vit le penancier</text:p>
      <text:p text:style-name="_3c_l_3e_">Qui confessoit ou homme ou femme</text:p>
      <text:p text:style-name="_3c_l_3e_"><text:soft-page-break/>£</text:p>
      <text:p text:style-name="_3c_l_3e_">Quant il le vit a peu de plet</text:p>
      <text:p text:style-name="_3c_l_3e_">Il luy dist monseigneur ie vous prie</text:p>
      <text:p text:style-name="_3c_l_3e_"><text:span text:style-name="Police_20_par_20_défaut"><text:span text:style-name="T1">PP</text:span></text:span></text:p>
      <text:p text:style-name="_3c_l_3e_">Que vous despechez sil vous plaist</text:p>
      <text:p text:style-name="_3c_l_3e_">Mon nepueu car ie vous affie</text:p>
      <text:p text:style-name="_3c_l_3e_">Quil est en si grant reuerie</text:p>
      <text:p text:style-name="_3c_l_3e_">vers dieu il est fort negligent</text:p>
      <text:p text:style-name="_3c_l_3e_">Il est en telle meroncolie</text:p>
      <text:p text:style-name="_3c_l_3e_">Quil ne parle riens que dargent</text:p>
      <text:p text:style-name="_3c_l_3e_">£</text:p>
      <text:p text:style-name="_3c_l_3e_">vrayement se dist le penancier</text:p>
      <text:p text:style-name="_3c_l_3e_">Tresvoulentiers on le fera</text:p>
      <text:p text:style-name="_3c_l_3e_">Maistre francoys print le panier</text:p>
      <text:p text:style-name="_3c_l_3e_">Et dist mon amy venes ca</text:p>
      <text:p text:style-name="_3c_l_3e_">vela qui vous despechera</text:p>
      <text:p text:style-name="_3c_l_3e_">Incontinent quil aura fait</text:p>
      <text:p text:style-name="_3c_l_3e_">Adonc maistre francoys sen va</text:p>
      <text:p text:style-name="_3c_l_3e_">A tout le panier en effect</text:p>
      <text:p text:style-name="_3c_l_3e_">£</text:p>
      <text:p text:style-name="_3c_l_3e_">Quant le penancier eust parfait</text:p>
      <text:p text:style-name="_3c_l_3e_">De confesser la creature</text:p>
      <text:p text:style-name="_3c_l_3e_">Saigne denier par dit et fait</text:p>
      <text:p text:style-name="_3c_l_3e_">Acourut vers luy bonne aleure</text:p>
      <text:p text:style-name="_3c_l_3e_">Disant monseigneur ie vous asseure</text:p>
      <text:p text:style-name="_3c_l_3e_">Sil vous plaisoit prendre loysir</text:p>
      <text:p text:style-name="_3c_l_3e_">De me despecher a ceste heure</text:p>
      <text:p text:style-name="_3c_l_3e_">vous me feries grant plaisir</text:p>
      <text:p text:style-name="_3c_l_3e_">£</text:p>
      <text:p text:style-name="_3c_l_3e_">Je le vueil bien en verite</text:p>
      <text:p text:style-name="_3c_l_3e_">Dist le penancier par ma foy</text:p>
      <text:p text:style-name="_3c_l_3e_">Or dictes benedicite</text:p>
      <text:p text:style-name="_3c_l_3e_">Et puis ie vous confesseray</text:p>
      <text:p text:style-name="_3c_l_3e_">et en apres vous assouldray</text:p>
      <text:p text:style-name="_3c_l_3e_">Ainsi comme ie le doy faire</text:p>
      <text:p text:style-name="_3c_l_3e_">Puis penitance vous bauldray</text:p>
      <text:p text:style-name="_3c_l_3e_">Qui vous sera bien necessaire</text:p>
      <text:p text:style-name="_3c_l_3e_">£</text:p>
      <text:p text:style-name="_3c_l_3e_">Quel confesser dist le poure homme</text:p>
      <text:p text:style-name="_3c_l_3e_">Fus ie pas a pasques absoulz</text:p>
      <text:p text:style-name="_3c_l_3e_">que bon gre saint pierre de romme</text:p>
      <text:p text:style-name="_3c_l_3e_">Je demande cinquante soubz</text:p>
      <text:p text:style-name="_3c_l_3e_"><text:span text:style-name="Police_20_par_20_défaut"><text:span text:style-name="T1">PP</text:span></text:span></text:p>
      <text:p text:style-name="_3c_l_3e_">Quelle si a qui sommes nous</text:p>
      <text:p text:style-name="_3c_l_3e_">Ma maistresse et bien arriuee</text:p>
      <text:p text:style-name="_3c_l_3e_">A coup a coup despesches vous</text:p>
      <text:p text:style-name="_3c_l_3e_">Payes mon panier de maree</text:p>
      <text:p text:style-name="_3c_l_3e_">£</text:p>
      <text:p text:style-name="_3c_l_3e_">Ha mon amy ce nest pas ieu</text:p>
      <text:p text:style-name="_3c_l_3e_">Dist le penancier seurement</text:p>
      <text:p text:style-name="_3c_l_3e_"><text:soft-page-break/>Il vous fault bien penser a dieu</text:p>
      <text:p text:style-name="_3c_l_3e_">Et le supplier humblement</text:p>
      <text:p text:style-name="_3c_l_3e_">Que bon gre en ait mon serment</text:p>
      <text:p text:style-name="_3c_l_3e_">Dist cest homme sans contredit</text:p>
      <text:p text:style-name="_3c_l_3e_">Despeches moy legierement</text:p>
      <text:p text:style-name="_3c_l_3e_">Ainsi que se seigneur a dit</text:p>
      <text:p text:style-name="_3c_l_3e_">£</text:p>
      <text:p text:style-name="_3c_l_3e_">Adonc le penancier vit bien</text:p>
      <text:p text:style-name="_3c_l_3e_">Quil y eut quelque tromperie</text:p>
      <text:p text:style-name="_3c_l_3e_">Quant il entendit le moyen</text:p>
      <text:p text:style-name="_3c_l_3e_">Il congneut bien la ioncherie</text:p>
      <text:p text:style-name="_3c_l_3e_">Le poure homme ie vous affie</text:p>
      <text:p text:style-name="_3c_l_3e_">Ne prisa pas bien la facon</text:p>
      <text:p text:style-name="_3c_l_3e_">Car il neust ie vous sertiffie</text:p>
      <text:p text:style-name="_3c_l_3e_">Or ne argent de son poisson</text:p>
      <text:p text:style-name="_3c_l_3e_">£</text:p>
      <text:p text:style-name="_3c_l_3e_">Maistre francoys par son blason</text:p>
      <text:p text:style-name="_3c_l_3e_">Trouua la facon et maniere</text:p>
      <text:p text:style-name="_3c_l_3e_">Dauoir maree grant foison</text:p>
      <text:p text:style-name="_3c_l_3e_">Pour gaudir et faire grant chiere</text:p>
      <text:p text:style-name="_3c_l_3e_">Cestoit la mere nourrissiere</text:p>
      <text:p text:style-name="_3c_l_3e_">De ceulx qui nauoient point dargent</text:p>
      <text:p text:style-name="_3c_l_3e_">A tromper deuant et derriere</text:p>
      <text:p text:style-name="_3c_l_3e_">Estoit vng homme diligent</text:p>
      <text:p text:style-name="_3c_l_3e_">£</text:p>
      <text:h text:style-name="P5" text:outline-level="2">        La maniere dauoir des trippes pour<text:line-break/>        disner</text:h>
      <text:p text:style-name="_3c_l_3e_"><text:span text:style-name="Police_20_par_20_défaut"><text:span text:style-name="T6">Que fist il a bien peu de plet</text:span></text:span></text:p>
      <text:p text:style-name="_3c_l_3e_">Sauisa de grant ioncherie</text:p>
      <text:p text:style-name="_3c_l_3e_">Et fist lauer le cul bien net</text:p>
      <text:p text:style-name="_3c_l_3e_">A vng gallant ie vous affie</text:p>
      <text:p text:style-name="_3c_l_3e_"><text:span text:style-name="Police_20_par_20_défaut"><text:span text:style-name="T1">PP</text:span></text:span></text:p>
      <text:p text:style-name="_3c_l_3e_">Disant il conuient quon espie</text:p>
      <text:p text:style-name="_3c_l_3e_">Quant seray deuant la tripiere</text:p>
      <text:p text:style-name="_3c_l_3e_">Monstre ton cul par raillerie</text:p>
      <text:p text:style-name="_3c_l_3e_">Puis apres nous ferons grand chiere</text:p>
      <text:p text:style-name="_3c_l_3e_">£</text:p>
      <text:p text:style-name="_3c_l_3e_">Le compaignon point ne faillit</text:p>
      <text:p text:style-name="_3c_l_3e_">Foy que doy saint remy de rains</text:p>
      <text:p text:style-name="_3c_l_3e_">A petit pont vint par compas</text:p>
      <text:p text:style-name="_3c_l_3e_">Son cul descouuert iusques aux rains</text:p>
      <text:p text:style-name="_3c_l_3e_">Quant maistre francoys vist le train</text:p>
      <text:p text:style-name="_3c_l_3e_">Dieu scet si fist piteuses lippes</text:p>
      <text:p text:style-name="_3c_l_3e_">Car il tenoit entre ses mains</text:p>
      <text:p text:style-name="_3c_l_3e_">Du foye du poummon et des tripes</text:p>
      <text:p text:style-name="_3c_l_3e_">£</text:p>
      <text:p text:style-name="_3c_l_3e_">Comme sil fust plain de despit</text:p>
      <text:p text:style-name="_3c_l_3e_">Et courrouce amerement</text:p>
      <text:p text:style-name="_3c_l_3e_">Il haussa la main vng petit</text:p>
      <text:p text:style-name="_3c_l_3e_"><text:soft-page-break/>Et le frappa bien rudement</text:p>
      <text:p text:style-name="_3c_l_3e_">Des trippes par le fondement</text:p>
      <text:p text:style-name="_3c_l_3e_">Puis sans faire plus long caquet</text:p>
      <text:p text:style-name="_3c_l_3e_">Les voulut tout incontinent</text:p>
      <text:p text:style-name="_3c_l_3e_">Remettre dedens le baquet</text:p>
      <text:p text:style-name="_3c_l_3e_">£</text:p>
      <text:p text:style-name="_3c_l_3e_">La tripiere fut fort courroucee</text:p>
      <text:p text:style-name="_3c_l_3e_">Et ne les voulut pas reprendre</text:p>
      <text:p text:style-name="_3c_l_3e_">Maistre francoys sans demouree</text:p>
      <text:p text:style-name="_3c_l_3e_">Sen alla sans compte luy rẽdre</text:p>
      <text:p text:style-name="_3c_l_3e_">Par ainsi vous pouez entendre</text:p>
      <text:p text:style-name="_3c_l_3e_">Quilz eurent tripes et maree</text:p>
      <text:p text:style-name="_3c_l_3e_">Mais apres fault du pain tendre</text:p>
      <text:p text:style-name="_3c_l_3e_">Pour ce disner de grant facon</text:p>
      <text:p text:style-name="_3c_l_3e_">£</text:p>
      <text:h text:style-name="Heading_20_2" text:outline-level="2"><text:span text:style-name="Police_20_par_20_défaut"><text:span text:style-name="T6">        </text:span></text:span><text:span text:style-name="Police_20_par_20_défaut"><text:span text:style-name="T8">La maniere dauoir du pain</text:span></text:span></text:h>
      <text:p text:style-name="_3c_l_3e_">£</text:p>
      <text:p text:style-name="P4">Il sen vint chez vng boullenger.</text:p>
      <text:p text:style-name="P4">Affin de mieulx fournir son train</text:p>
      <text:p text:style-name="P4">Contre faisant de lescuyer</text:p>
      <text:p text:style-name="_3c_l_3e_"><text:span text:style-name="Police_20_par_20_défaut"><text:span text:style-name="T6">Affin de mieulx fornir son train</text:span></text:span></text:p>
      <text:p text:style-name="_3c_l_3e_"><text:span text:style-name="Police_20_par_20_défaut"><text:span text:style-name="T2">PP</text:span></text:span></text:p>
      <text:p text:style-name="P4">Cy pris cy mys on chapellast</text:p>
      <text:p text:style-name="P4">Cinq ou six douzaines de pain</text:p>
      <text:p text:style-name="_3c_l_3e_"><text:span text:style-name="Police_20_par_20_défaut"><text:span text:style-name="T6">Et que bien tost on le hatast</text:span></text:span></text:p>
      <text:p text:style-name="_3c_l_3e_">£</text:p>
      <text:p text:style-name="P4">Quant la moytie fut chapelle</text:p>
      <text:p text:style-name="P4">En vne hoste le fist mettre</text:p>
      <text:p text:style-name="P4">Cõme cil fut de pres haste</text:p>
      <text:p text:style-name="P4">Il pria et requist au maistre</text:p>
      <text:p text:style-name="P4">Quaucun se voulsist entremettre</text:p>
      <text:p text:style-name="P4">Dapporter apres luy courant</text:p>
      <text:p text:style-name="_3c_l_3e_"><text:span text:style-name="Police_20_par_20_défaut"><text:span text:style-name="T6">Le pain chappelle en son estre</text:span></text:span></text:p>
      <text:p text:style-name="_3c_l_3e_"><text:span text:style-name="Police_20_par_20_défaut"><text:span text:style-name="T6">Tandis quon fist le demourant</text:span></text:span></text:p>
      <text:p text:style-name="_3c_l_3e_">£</text:p>
      <text:p text:style-name="P4">Le varlet le mist sur col</text:p>
      <text:p text:style-name="P4">Apres maistre francoys le porte</text:p>
      <text:p text:style-name="P4">Et arriua soit dur ou mol</text:p>
      <text:p text:style-name="P4">Empres vne grant vielle porte</text:p>
      <text:p text:style-name="P4">Le varlet descharga sa hoste</text:p>
      <text:p text:style-name="P4">Et fut renuoye tout courant</text:p>
      <text:p text:style-name="P4">Hastiuement traynant sa hoste</text:p>
      <text:p text:style-name="P4">Pour requerir le demourant</text:p>
      <text:p text:style-name="_3c_l_3e_">£</text:p>
      <text:p text:style-name="P4">Maistre francoys sans contredit</text:p>
      <text:p text:style-name="_3c_l_3e_"><text:span text:style-name="Police_20_par_20_défaut"><text:span text:style-name="T6">Natendit pas la reuenue</text:span></text:span></text:p>
      <text:p text:style-name="P4">Il eut du pain par son edit</text:p>
      <text:p text:style-name="P4">Pour fournir sa franche repeue</text:p>
      <text:p text:style-name="P4">Le boulengier sans attendue</text:p>
      <text:p text:style-name="P4"><text:soft-page-break/>Reuint mais il ne trouua point</text:p>
      <text:p text:style-name="P4">Son maistre dostel de dueil</text:p>
      <text:p text:style-name="P4">Quon lauoit trompe en ce point</text:p>
      <text:h text:style-name="P5" text:outline-level="2">                        La manière<text:line-break/>                        dauoir du vin</text:h>
      <text:p text:style-name="_3c_l_3e_"><text:span text:style-name="Police_20_par_20_défaut"><text:span text:style-name="T6">Apres quil fut fourny de viures</text:span></text:span></text:p>
      <text:p text:style-name="_3c_l_3e_">Il fault bien auoir le memoyre</text:p>
      <text:p text:style-name="_3c_l_3e_">Que silz voulaient se iour estre yures</text:p>
      <text:p text:style-name="_3c_l_3e_">Il faillot quilz eussent a boyre</text:p>
      <text:p text:style-name="_3c_l_3e_">Maistre frãcoys deues croire</text:p>
      <text:p text:style-name="_3c_l_3e_">Emprunta deux grans bros de boys</text:p>
      <text:p text:style-name="_3c_l_3e_"><text:span text:style-name="Police_20_par_20_défaut"><text:span text:style-name="T1">b.i</text:span></text:span></text:p>
      <text:p text:style-name="_3c_l_3e_">£</text:p>
      <text:p text:style-name="_3c_l_3e_">Disãt quil estoit necessaire</text:p>
      <text:p text:style-name="_3c_l_3e_">Dauoir du vin par ambagois</text:p>
      <text:p text:style-name="_3c_l_3e_">Lun fist emplir de belle caue clere</text:p>
      <text:p text:style-name="_3c_l_3e_">Et vint ala pomme de pin</text:p>
      <text:p text:style-name="_3c_l_3e_">A tous ses deux bros sans renchere</text:p>
      <text:p text:style-name="_3c_l_3e_">Demãdant sil auoit bon vin</text:p>
      <text:p text:style-name="_3c_l_3e_">Et quon luy emplit du plus fin</text:p>
      <text:p text:style-name="_3c_l_3e_">Mais quil fust blanc (et) amoureux</text:p>
      <text:p text:style-name="_3c_l_3e_">On luy emplit pour faire fin</text:p>
      <text:p text:style-name="_3c_l_3e_">Dun tresbon vin blanc de baigneux</text:p>
      <text:p text:style-name="_3c_l_3e_">Maistre francoys print les deux brocz</text:p>
      <text:p text:style-name="_3c_l_3e_">Lun empres lautre les bouta</text:p>
      <text:p text:style-name="_3c_l_3e_">Incontinent <text:span text:style-name="Police_20_par_20_défaut"><text:span text:style-name="T9">ꝑ</text:span></text:span> bon propos</text:p>
      <text:p text:style-name="_3c_l_3e_">Sans se haster il demāda</text:p>
      <text:p text:style-name="_3c_l_3e_">Au varlet quel vin esse la</text:p>
      <text:p text:style-name="_3c_l_3e_">Il luy dist du vin de baigneux</text:p>
      <text:p text:style-name="_3c_l_3e_">Ostez ostez ostez cella</text:p>
      <text:p text:style-name="_3c_l_3e_">Car <text:span text:style-name="Police_20_par_20_défaut"><text:span text:style-name="T9">ꝑ</text:span></text:span> mafoy point ie nen veux</text:p>
      <text:p text:style-name="_3c_l_3e_">Quesse cy estes vo<text:span text:style-name="Police_20_par_20_défaut"><text:span text:style-name="T7">9</text:span></text:span> beiaune</text:p>
      <text:p text:style-name="_3c_l_3e_">Uuidez moy mõ broc vitement</text:p>
      <text:p text:style-name="_3c_l_3e_">Ie demãde du vin de beaune</text:p>
      <text:p text:style-name="_3c_l_3e_">Qui soit bon (et) non autrement</text:p>
      <text:p text:style-name="_3c_l_3e_">Et en parlãt subtillement</text:p>
      <text:p text:style-name="_3c_l_3e_">Le broc qui estoit de au plain</text:p>
      <text:p text:style-name="_3c_l_3e_">Luy chãgea a pur (et) a plain</text:p>
      <text:p text:style-name="_3c_l_3e_">(C) Par ce point ilz eurent du vin</text:p>
      <text:p text:style-name="_3c_l_3e_">Par fine force de tromper</text:p>
      <text:p text:style-name="_3c_l_3e_">Sans aller parler au devin</text:p>
      <text:p text:style-name="_3c_l_3e_">Ilz repeurent per ou nomper</text:p>
      <text:p text:style-name="_3c_l_3e_">Mais le beau ieu fut au souper</text:p>
      <text:p text:style-name="_3c_l_3e_">Car maistre francoys a bref mot</text:p>
      <text:p text:style-name="_3c_l_3e_">Leur dist ie me vueil occuper</text:p>
      <text:p text:style-name="_3c_l_3e_">Que nous mẽgerõs ẽnuyt du rost</text:p>
      <text:h text:style-name="Heading_20_2" text:outline-level="2">          (C) La maniere dauoir du rost</text:h>
      <text:p text:style-name="_3c_l_3e_">Il fut appointe quil yroit</text:p>
      <text:p text:style-name="_3c_l_3e_"><text:soft-page-break/>Deuant lestal dun rotisseur</text:p>
      <text:p text:style-name="_3c_l_3e_">Et de la chair marchanderoit</text:p>
      <text:p text:style-name="_3c_l_3e_">Contrefaisãt du gaudisseur</text:p>
      <text:p text:style-name="_3c_l_3e_">Et pour trouuer moyen meilleur</text:p>
      <text:p text:style-name="_3c_l_3e_">Faignant que point on ne se ioue</text:p>
      <text:p text:style-name="_3c_l_3e_"><text:span text:style-name="Police_20_par_20_défaut"><text:span text:style-name="T1">PP</text:span></text:span></text:p>
      <text:p text:style-name="_3c_l_3e_">Il viẽdroit vng entrepreneur</text:p>
      <text:p text:style-name="_3c_l_3e_">Qui luy bailleroit sur la ioue</text:p>
      <text:p text:style-name="_3c_l_3e_">(C) Il vint a la rotisserie</text:p>
      <text:p text:style-name="_3c_l_3e_">Et marchãda de la viande</text:p>
      <text:p text:style-name="_3c_l_3e_">Lautre vint de chiere marrie</text:p>
      <text:p text:style-name="_3c_l_3e_">Quesse que ce paillart demãde</text:p>
      <text:p text:style-name="_3c_l_3e_">Luy baillãt vne buffe grande</text:p>
      <text:p text:style-name="_3c_l_3e_">En luy dissãt mainte reproche</text:p>
      <text:p text:style-name="_3c_l_3e_">Quãt il vit quil eut ceste offrande</text:p>
      <text:p text:style-name="_3c_l_3e_">Empoigna de rost plaine broche</text:p>
      <text:p text:style-name="_3c_l_3e_">(C) Celluy qui bailla le soufflet</text:p>
      <text:p text:style-name="_3c_l_3e_">Fuit biẽ tost a mos expres</text:p>
      <text:p text:style-name="_3c_l_3e_">Maitre frãcoys sans plus deplet</text:p>
      <text:p text:style-name="_3c_l_3e_">A tout son rost courant apres</text:p>
      <text:p text:style-name="_3c_l_3e_">Ainsi sans faire long proces</text:p>
      <text:p text:style-name="_3c_l_3e_">Ilz repeureut de cueur de uot</text:p>
      <text:p text:style-name="_3c_l_3e_">Et eurent ꝑ leur grant exces</text:p>
      <text:p text:style-name="_3c_l_3e_">Pain vin chex poisson (et) rost</text:p>
      <text:p text:style-name="_3c_l_3e_">(C) Et pour la premiere repeue</text:p>
      <text:p text:style-name="_3c_l_3e_">Dont apres sera mencion</text:p>
      <text:p text:style-name="_3c_l_3e_">Bien digne destre ramẽtue</text:p>
      <text:p text:style-name="_3c_l_3e_">Et mise en reuelation</text:p>
      <text:p text:style-name="_3c_l_3e_">Et pourtãt soubz corretion</text:p>
      <text:p text:style-name="_3c_l_3e_">Affin que len parle encore</text:p>
      <text:p text:style-name="_3c_l_3e_">Comme nouuelle invẽcion</text:p>
      <text:p text:style-name="_3c_l_3e_">Redigee sera pour mem[o]ire</text:p>
      <text:p text:style-name="_3c_l_3e_">(C) Or aduint de coup dauẽture</text:p>
      <text:p text:style-name="_3c_l_3e_">Que les suppoz deuãt nommez</text:p>
      <text:p text:style-name="_3c_l_3e_">Ne serchoit riens par droictu[r]e</text:p>
      <text:p text:style-name="_3c_l_3e_">Que gens en richesse renõmez</text:p>
      <text:p text:style-name="_3c_l_3e_">Ung iour quilz estoient affames</text:p>
      <text:p text:style-name="_3c_l_3e_">En la porte dun bon logis</text:p>
      <text:p text:style-name="_3c_l_3e_">virent entrer sãs estre armez</text:p>
      <text:p text:style-name="_3c_l_3e_">Ambassadeurs de long pays</text:p>
      <text:p text:style-name="_3c_l_3e_">(C) Si pẽserent entre eulx commẽt</text:p>
      <text:p text:style-name="_3c_l_3e_">Ilz pourroient leure repaistre</text:p>
      <text:p text:style-name="_3c_l_3e_">Et selon entendemẽt</text:p>
      <text:p text:style-name="_3c_l_3e_">Lun diceulx saprocha du maitre</text:p>
      <text:p text:style-name="_3c_l_3e_"><text:span text:style-name="Police_20_par_20_défaut"><text:span text:style-name="T1">PP</text:span></text:span></text:p>
      <text:p text:style-name="_3c_l_3e_">Dostel (et) si fist a congnoistre</text:p>
      <text:p text:style-name="_3c_l_3e_">Disãt qui luy enseigneroit</text:p>
      <text:p text:style-name="_3c_l_3e_">Le hault le bas marche pour estre</text:p>
      <text:p text:style-name="_3c_l_3e_">Par luy ↄduyt si luy plaisoyt</text:p>
      <text:p text:style-name="_3c_l_3e_">£</text:p>
      <text:p text:style-name="_3c_l_3e_"><text:soft-page-break/>Je croy biẽ q̃ mõseigneur le maistre</text:p>
      <text:p text:style-name="_3c_l_3e_">Qui du bas mestier estoit tendre</text:p>
      <text:p text:style-name="_3c_l_3e_">Fist se gallãt tresbiẽ repaistre</text:p>
      <text:p text:style-name="_3c_l_3e_">Et luy ↄmãda charge prendre</text:p>
      <text:p text:style-name="_3c_l_3e_">De la cuisine (et) dy entendre</text:p>
      <text:p text:style-name="_3c_l_3e_">Tant que leur train de partira</text:p>
      <text:p text:style-name="_3c_l_3e_">Et biẽ le payer sans attẽdre</text:p>
      <text:p text:style-name="_3c_l_3e_">A son gre quant il sen yra</text:p>
      <text:p text:style-name="_3c_l_3e_">£</text:p>
      <text:p text:style-name="_3c_l_3e_">Lors sen vint ses ↄpaignons</text:p>
      <text:p text:style-name="_3c_l_3e_">Dire nostre estre paye</text:p>
      <text:p text:style-name="_3c_l_3e_">Je suis ia lun des grans mignons</text:p>
      <text:p text:style-name="_3c_l_3e_">De leans (et) myeulx auoye</text:p>
      <text:p text:style-name="_3c_l_3e_">Car le maistre ma enuoye</text:p>
      <text:p text:style-name="_3c_l_3e_">Par la ville pour sen sortir</text:p>
      <text:p text:style-name="_3c_l_3e_">Mais se mon sens nest desuoye</text:p>
      <text:p text:style-name="_3c_l_3e_">Bien bref sen fera repentir</text:p>
      <text:p text:style-name="_3c_l_3e_">Ua luy dyrent ses ↄpaignons</text:p>
      <text:p text:style-name="_3c_l_3e_">Et esguise tout ton engin</text:p>
      <text:p text:style-name="_3c_l_3e_">A nous rechauffer les reignõs</text:p>
      <text:p text:style-name="_3c_l_3e_">Et nous faitz boire de bon vin</text:p>
      <text:p text:style-name="_3c_l_3e_">Passe to<text:span text:style-name="Police_20_par_20_défaut"><text:span text:style-name="T7">9</text:span></text:span> les sens patelin</text:p>
      <text:p text:style-name="_3c_l_3e_">De villon (et) pauque dẽ nayre</text:p>
      <text:p text:style-name="_3c_l_3e_">Car se venir peux en la f<text:span text:style-name="T11">ĩ</text:span></text:p>
      <text:p text:style-name="_3c_l_3e_">Passe seras maistre ordinaire</text:p>
      <text:p text:style-name="_3c_l_3e_">£</text:p>
      <text:p text:style-name="P4">Le gallant vint a la mason</text:p>
      <text:p text:style-name="P4">Ou estoit loge lãbassade</text:p>
      <text:p text:style-name="P4">Ou les seigneurs ꝑ beau blason</text:p>
      <text:p text:style-name="P4">Deuisoyent rõdeau ou balade</text:p>
      <text:p text:style-name="P4">il estoit miste gent (et) saige</text:p>
      <text:p text:style-name="P4">Bien a bitue bien en point</text:p>
      <text:p text:style-name="P4">Robe fourree pourpoint dostade</text:p>
      <text:p text:style-name="_3c_l_3e_"><text:span text:style-name="Police_20_par_20_défaut"><text:span text:style-name="T6">Il entendoit son cõtrepoint</text:span></text:span></text:p>
      <text:p text:style-name="_3c_l_3e_"><text:span text:style-name="Police_20_par_20_défaut"><text:span text:style-name="T2">PP</text:span></text:span></text:p>
      <text:p text:style-name="P4">Le principal embassadeur</text:p>
      <text:p text:style-name="P4">Aymoit vng peu le bas mestier</text:p>
      <text:p text:style-name="P4">Dont gallant fut a honneur</text:p>
      <text:p text:style-name="P4">Car cestoit quasi son mestier</text:p>
      <text:p text:style-name="P4">Et luy compta que a son quartier</text:p>
      <text:p text:style-name="P4">Auoit des femmes largement</text:p>
      <text:p text:style-name="P4">Qui estoient sil estoit mestier</text:p>
      <text:p text:style-name="_3c_l_3e_"><text:span text:style-name="Police_20_par_20_défaut"><text:span text:style-name="T6">A son iolis commandement</text:span></text:span></text:p>
      <text:p text:style-name="_3c_l_3e_">£</text:p>
      <text:p text:style-name="P4">Le gallant fut entretenu</text:p>
      <text:p text:style-name="P4">Par ce seigneur venu nouueau</text:p>
      <text:p text:style-name="_3c_l_3e_"><text:span text:style-name="Police_20_par_20_défaut"><text:span text:style-name="T6">Et leans</text:span></text:span><text:span text:style-name="Police_20_par_20_défaut"><text:span text:style-name="T6"> il fut retenu</text:span></text:span></text:p>
      <text:p text:style-name="P4">Pour estre fin franc macquereau</text:p>
      <text:p text:style-name="P4">Le ieu leur sembla si tresbeau</text:p>
      <text:p text:style-name="P4">Aussi il fist si bonne myne</text:p>
      <text:p text:style-name="_3c_l_3e_"><text:soft-page-break/><text:span text:style-name="Police_20_par_20_défaut"><text:span text:style-name="T6">Quil fut esleu</text:span></text:span><text:span text:style-name="Police_20_par_20_défaut"><text:span text:style-name="T6"> sans nul appeau</text:span></text:span></text:p>
      <text:p text:style-name="_3c_l_3e_"><text:span text:style-name="Police_20_par_20_défaut"><text:span text:style-name="T6">Pour estre varlet de cuisine</text:span></text:span></text:p>
      <text:p text:style-name="_3c_l_3e_">£</text:p>
      <text:p text:style-name="P4">Les ambassadeurs conuoyerent</text:p>
      <text:p text:style-name="P4">Seigneurs et bourgois a disner</text:p>
      <text:p text:style-name="P4">Lesquelz voulentiers y allerent</text:p>
      <text:p text:style-name="P4">Passer temps point nen fault doubter</text:p>
      <text:p text:style-name="P4">Toutesfoys vous deuez scauoir</text:p>
      <text:p text:style-name="P4">Quelque chose que ie vous die</text:p>
      <text:p text:style-name="P4">Que lembassadeur pour tout veoir</text:p>
      <text:p text:style-name="P4">Craignoit tresfort lespydimie</text:p>
      <text:p text:style-name="_3c_l_3e_">£</text:p>
      <text:p text:style-name="P4">Ce gallant en fut aduerti</text:p>
      <text:p text:style-name="P4">Qui nonobstant fist bonne myne</text:p>
      <text:p text:style-name="P4">Et quant il fut pres de myoy</text:p>
      <text:p text:style-name="_3c_l_3e_"><text:span text:style-name="Police_20_par_20_défaut"><text:span text:style-name="T6">A leure quil est temps quon dysgne</text:span></text:span></text:p>
      <text:p text:style-name="P4">Il entra dedens la cuisine</text:p>
      <text:p text:style-name="P4">Maintenant toute la viande</text:p>
      <text:p text:style-name="P4">Comme docteur en medicine</text:p>
      <text:p text:style-name="_3c_l_3e_"><text:span text:style-name="Police_20_par_20_défaut"><text:span text:style-name="T6">Qui tient malades en commande</text:span></text:span></text:p>
      <text:p text:style-name="_3c_l_3e_">£</text:p>
      <text:p text:style-name="_3c_l_3e_"><text:span text:style-name="Police_20_par_20_défaut"><text:span text:style-name="T6">Tous les seigneurs le regarderent</text:span></text:span></text:p>
      <text:p text:style-name="_3c_l_3e_"><text:span text:style-name="Police_20_par_20_défaut"><text:span text:style-name="T2">b.iii.</text:span></text:span></text:p>
      <text:p text:style-name="P4">Son train ses facons ses manieres</text:p>
      <text:p text:style-name="P4">Mais pas apres luy ne tasterent</text:p>
      <text:p text:style-name="P4">Aussi ne luy challoit il gueres</text:p>
      <text:p text:style-name="P4">Apres il print les esguieres</text:p>
      <text:p text:style-name="P4">Le vin le claire lypocras</text:p>
      <text:p text:style-name="P4">Dariolles tartres entieres</text:p>
      <text:p text:style-name="P4">Il tata par tout par compas</text:p>
      <text:p text:style-name="P4">Et pour bien entendre son cas</text:p>
      <text:p text:style-name="P4">Quant il veit quil estoit saison</text:p>
      <text:p text:style-name="P4">A bien iouer ne faillit pas</text:p>
      <text:p text:style-name="P4">Pour faire aux seigneurs la raison</text:p>
      <text:p text:style-name="P4">Si bien que dedens la maison</text:p>
      <text:p text:style-name="P4">Demoura tout seul pour repaistre</text:p>
      <text:p text:style-name="P4">Soustenant par finie achoison</text:p>
      <text:p text:style-name="_3c_l_3e_"><text:span text:style-name="Police_20_par_20_défaut"><text:span text:style-name="T6">Quil se douloit</text:span></text:span><text:span text:style-name="Police_20_par_20_défaut"><text:span text:style-name="T6"> du coste destre</text:span></text:span></text:p>
      <text:p text:style-name="_3c_l_3e_">£</text:p>
      <text:p text:style-name="P4">Lors y auoit vue couchette</text:p>
      <text:p text:style-name="P4">Ou il failloit la feste faire</text:p>
      <text:p text:style-name="P4">Et na dent qui ne luy cliquette</text:p>
      <text:p text:style-name="P4">La se mist cõmencant a braire</text:p>
      <text:p text:style-name="P4">Que len fuist au presbitaire</text:p>
      <text:p text:style-name="P4">Pour faire le prestre acourir</text:p>
      <text:p text:style-name="P4">A tout dieu (et) lautre ordinaire</text:p>
      <text:p text:style-name="_3c_l_3e_"><text:span text:style-name="Police_20_par_20_défaut"><text:span text:style-name="T6">Qui fault pour vng qui veult mourir</text:span></text:span></text:p>
      <text:p text:style-name="P4">£</text:p>
      <text:p text:style-name="P4">Quant les seigneurs veirent le prestre</text:p>
      <text:p text:style-name="P4">Auec les sacremens venir</text:p>
      <text:p text:style-name="_3c_l_3e_"><text:soft-page-break/><text:span text:style-name="Police_20_par_20_défaut"><text:span text:style-name="T6">Chascun deux eust</text:span></text:span><text:span text:style-name="Police_20_par_20_défaut"><text:span text:style-name="T6"> bien voulu estre</text:span></text:span></text:p>
      <text:p text:style-name="P4">Dehors ie nen vueil point mentir</text:p>
      <text:p text:style-name="P4">Si grant haste eurent den sortir</text:p>
      <text:p text:style-name="P4">Que la demourerent les viures</text:p>
      <text:p text:style-name="P4">Dont les compaignons du martir</text:p>
      <text:p text:style-name="P4">Furent troys iours et troys nuytz yures.</text:p>
      <text:p text:style-name="_3c_l_3e_">£</text:p>
      <text:p text:style-name="P4">Par ce point eurent la repeue</text:p>
      <text:p text:style-name="P4">Franche chascun des compaignons</text:p>
      <text:p text:style-name="_3c_l_3e_"><text:span text:style-name="Police_20_par_20_défaut"><text:span text:style-name="T6">La finesse le prestre le teue</text:span></text:span></text:p>
      <text:p text:style-name="_3c_l_3e_"><text:span text:style-name="Police_20_par_20_défaut"><text:span text:style-name="T2">PP</text:span></text:span></text:p>
      <text:p text:style-name="P4">Affin de complaire aux mignons</text:p>
      <text:p text:style-name="P4">Mais les seigneurs dont len parlons</text:p>
      <text:p text:style-name="P4">Eurent tous pour ce coup laubade</text:p>
      <text:p text:style-name="P4">Chascun deux fut quon nen faillons</text:p>
      <text:p text:style-name="P4">De la grant peur troys iours malades</text:p>
      <text:h text:style-name="P5" text:outline-level="2">                        La seconde<text:line-break/>                        repeue franche</text:h>
      <text:p text:style-name="_3c_l_3e_"><text:span text:style-name="Police_20_par_20_défaut"><text:span text:style-name="T6">Ung lymosin vint a paris</text:span></text:span></text:p>
      <text:p text:style-name="_3c_l_3e_">Pour aucun proces quil auoit</text:p>
      <text:p text:style-name="_3c_l_3e_">Quant il partit de son pays</text:p>
      <text:p text:style-name="_3c_l_3e_">Pas gramment dargent il nauoit</text:p>
      <text:p text:style-name="_3c_l_3e_">Et toutesfoys il entendoit</text:p>
      <text:p text:style-name="_3c_l_3e_">Son fait et auoit souuenance</text:p>
      <text:p text:style-name="_3c_l_3e_">Que son cas mal se porteroit</text:p>
      <text:p text:style-name="_3c_l_3e_">Sil nauoit vne repeue franche</text:p>
      <text:p text:style-name="_3c_l_3e_">£</text:p>
      <text:p text:style-name="_3c_l_3e_">Le lymosin cest chose vraye</text:p>
      <text:p text:style-name="_3c_l_3e_">Qui nauoit vaillant vng patac</text:p>
      <text:p text:style-name="_3c_l_3e_">Sappeloit mõseigeur de combraye</text:p>
      <text:p text:style-name="_3c_l_3e_">Sans quon le suyuist a son trac</text:p>
      <text:p text:style-name="_3c_l_3e_">Plus ruse estoit que patac</text:p>
      <text:p text:style-name="_3c_l_3e_">Et affame comme vng vieil loup</text:p>
      <text:p text:style-name="_3c_l_3e_">Avec monseigneur de pennesac</text:p>
      <text:p text:style-name="_3c_l_3e_">Et le seigneur de lameson</text:p>
      <text:p text:style-name="_3c_l_3e_">£</text:p>
      <text:p text:style-name="_3c_l_3e_">Ses troys seigneurs sentretrouuerent</text:p>
      <text:p text:style-name="_3c_l_3e_">Car ilz estoient tout dun quartier</text:p>
      <text:p text:style-name="_3c_l_3e_">Et dieu scait silz se saluerent</text:p>
      <text:p text:style-name="_3c_l_3e_">Ainsi quil en estoit mestier</text:p>
      <text:p text:style-name="_3c_l_3e_">Toutesfoys ce bon escuier</text:p>
      <text:p text:style-name="_3c_l_3e_">De combraye propos final</text:p>
      <text:p text:style-name="_3c_l_3e_">Fut esleu leur grant conseiller</text:p>
      <text:p text:style-name="_3c_l_3e_">Et le gouuerneur principal</text:p>
      <text:p text:style-name="_3c_l_3e_">£</text:p>
      <text:p text:style-name="_3c_l_3e_">Ilz conclurent pour le meilleur</text:p>
      <text:p text:style-name="_3c_l_3e_">Que ce bon notable seigneur</text:p>
      <text:p text:style-name="_3c_l_3e_">yroit veoir sil pourroit trouuer</text:p>
      <text:p text:style-name="_3c_l_3e_"><text:span text:style-name="Police_20_par_20_défaut"><text:span text:style-name="T1">PP</text:span></text:span></text:p>
      <text:p text:style-name="_3c_l_3e_"><text:soft-page-break/>quelque bon lieu pour se logier</text:p>
      <text:p text:style-name="_3c_l_3e_">et scelon ce quil trouueroit</text:p>
      <text:p text:style-name="_3c_l_3e_">aux autres le racompteroit</text:p>
      <text:p text:style-name="_3c_l_3e_">Or aduint que enuiron mydy</text:p>
      <text:p text:style-name="_3c_l_3e_">Il estoit de fain estourdy</text:p>
      <text:p text:style-name="_3c_l_3e_">Sen vint en vne hostellerie</text:p>
      <text:p text:style-name="_3c_l_3e_">En la rue de la mortellerie</text:p>
      <text:p text:style-name="_3c_l_3e_">ou peut lenseigne du pestel</text:p>
      <text:p text:style-name="_3c_l_3e_">a bon logis et bon hostel</text:p>
      <text:p text:style-name="_3c_l_3e_">demandant son a que repaistre</text:p>
      <text:p text:style-name="_3c_l_3e_">Ouy vrayement se dist le maistre</text:p>
      <text:p text:style-name="_3c_l_3e_">Ne soyes de rien en soucy</text:p>
      <text:p text:style-name="_3c_l_3e_">Car vous serez tresbien seruy</text:p>
      <text:p text:style-name="_3c_l_3e_">De pain de vin et de viande</text:p>
      <text:p text:style-name="_3c_l_3e_">Pas grant chose ie ne demande</text:p>
      <text:p text:style-name="_3c_l_3e_">Dist le bon seigneur de combraye</text:p>
      <text:p text:style-name="_3c_l_3e_">Il ny a gueres que iauoye</text:p>
      <text:p text:style-name="_3c_l_3e_">Desiune mais toutesfoys</text:p>
      <text:p text:style-name="_3c_l_3e_">Si ay ie disne maintesfoys</text:p>
      <text:p text:style-name="_3c_l_3e_">Que nauoye pas tel appetit</text:p>
      <text:p text:style-name="_3c_l_3e_">Le seigneur menga vng petit</text:p>
      <text:p text:style-name="_3c_l_3e_">Car il nauoit gueres dargent</text:p>
      <text:p text:style-name="_3c_l_3e_">Commandant Quon fust diligent</text:p>
      <text:p text:style-name="_3c_l_3e_">Dauoir quelque chose de bon</text:p>
      <text:p text:style-name="_3c_l_3e_">Pour son souper vng gras chapon</text:p>
      <text:p text:style-name="_3c_l_3e_">Car il pensoit bien que se soyr</text:p>
      <text:p text:style-name="_3c_l_3e_">Il deuoit auec luy soupper</text:p>
      <text:p text:style-name="_3c_l_3e_">Des gentilz hommes de la court</text:p>
      <text:p text:style-name="_3c_l_3e_">Lostesse fut bien a son gourt</text:p>
      <text:p text:style-name="_3c_l_3e_">Car quant vint a compter lescot</text:p>
      <text:p text:style-name="_3c_l_3e_">Le seigneur ne dit oncques mot</text:p>
      <text:p text:style-name="_3c_l_3e_">Mais tout ce quelle demande</text:p>
      <text:p text:style-name="_3c_l_3e_">Le gentil homme luy bailla</text:p>
      <text:p text:style-name="_3c_l_3e_">Disant vous comptez par raison</text:p>
      <text:p text:style-name="_3c_l_3e_">Boutant son sac soubz son esselle</text:p>
      <text:p text:style-name="_3c_l_3e_">Et vint racompter la nouuelle</text:p>
      <text:p text:style-name="_3c_l_3e_"><text:span text:style-name="Police_20_par_20_défaut"><text:span text:style-name="T1">PP</text:span></text:span></text:p>
      <text:p text:style-name="_3c_l_3e_">A ses compaignons (et) comment</text:p>
      <text:p text:style-name="_3c_l_3e_">Il failloit faire sagement</text:p>
      <text:p text:style-name="_3c_l_3e_">Et fut dit a peu de <text:span text:style-name="Police_20_par_20_défaut"><text:span text:style-name="T9">ꝑ</text:span></text:span>olles</text:p>
      <text:p text:style-name="_3c_l_3e_">Pour euiter grans monopoles</text:p>
      <text:p text:style-name="_3c_l_3e_">Que le seigneur de penneesac</text:p>
      <text:p text:style-name="_3c_l_3e_">yroit deuãt louer lestat</text:p>
      <text:p text:style-name="_3c_l_3e_">Et blasonner la suffisance</text:p>
      <text:p text:style-name="_3c_l_3e_">De ce seigneur car sã doubtãce</text:p>
      <text:p text:style-name="_3c_l_3e_">La chose le valloit tresbien</text:p>
      <text:p text:style-name="_3c_l_3e_">Et pour trouuer meilleur moyen</text:p>
      <text:p text:style-name="_3c_l_3e_">Il merroit a sa ↄpaignie</text:p>
      <text:p text:style-name="_3c_l_3e_">La meson il ne faillit mye</text:p>
      <text:p text:style-name="_3c_l_3e_">Et v<text:span text:style-name="T11">ĩ</text:span>t demander a lostesse</text:p>
      <text:p text:style-name="_3c_l_3e_"><text:soft-page-break/>Son seigneur rempli de noblesse</text:p>
      <text:p text:style-name="_3c_l_3e_">Estoit loge en la maison</text:p>
      <text:p text:style-name="_3c_l_3e_">Lostesse respõdit que nom</text:p>
      <text:p text:style-name="_3c_l_3e_">Et que vrayement il ny auoyt</text:p>
      <text:p text:style-name="_3c_l_3e_">Qun limosin lequel debuoit</text:p>
      <text:p text:style-name="_3c_l_3e_">Uenir souper au soir leans</text:p>
      <text:p text:style-name="_3c_l_3e_">A dist il dame de ceans</text:p>
      <text:p text:style-name="_3c_l_3e_">Cest celluy q̃ no<text:span text:style-name="Police_20_par_20_défaut"><text:span text:style-name="T7">9</text:span></text:span> demandon</text:p>
      <text:p text:style-name="_3c_l_3e_">Par mafoy cest ce grant baron</text:p>
      <text:p text:style-name="_3c_l_3e_">Qui est arriue au matin</text:p>
      <text:p text:style-name="_3c_l_3e_">Ie nẽtens point vostre latin</text:p>
      <text:p text:style-name="_3c_l_3e_">Dist lostesse vo<text:span text:style-name="Police_20_par_20_défaut"><text:span text:style-name="T7">9</text:span></text:span> <text:span text:style-name="Police_20_par_20_défaut"><text:span text:style-name="T1">ꝑ</text:span></text:span>lez mal</text:p>
      <text:p text:style-name="_3c_l_3e_">Il na ne iument ne cheual</text:p>
      <text:p text:style-name="_3c_l_3e_">Et va a pie <text:span text:style-name="Police_20_par_20_défaut"><text:span text:style-name="T1">ꝑ</text:span></text:span>faulte dasne</text:p>
      <text:p text:style-name="_3c_l_3e_">Lors pennessac respondit dame</text:p>
      <text:p text:style-name="_3c_l_3e_">Il vient icy pour vng proces</text:p>
      <text:p text:style-name="_3c_l_3e_">Et est appellãt de lexces</text:p>
      <text:p text:style-name="_3c_l_3e_">Quon luy a fait en lymosin</text:p>
      <text:p text:style-name="_3c_l_3e_">Et va ainsi de pie affin</text:p>
      <text:p text:style-name="_3c_l_3e_">Que son proces soit plus tost fait</text:p>
      <text:p text:style-name="_3c_l_3e_">Lostesse le creut en effet</text:p>
      <text:p text:style-name="_3c_l_3e_"/>
      <text:p text:style-name="_3c_l_3e_"><text:span text:style-name="Police_20_par_20_défaut"><text:span text:style-name="T6">Alors le seigneur de combraye</text:span></text:span></text:p>
      <text:p text:style-name="_3c_l_3e_">Arriua (et) dieu scet quel ioye</text:p>
      <text:p text:style-name="_3c_l_3e_">Ses deux autres seigneurs luy firent</text:p>
      <text:p text:style-name="_3c_l_3e_"><text:span text:style-name="Police_20_par_20_défaut"><text:span text:style-name="T1">PP</text:span></text:span></text:p>
      <text:p text:style-name="_3c_l_3e_">Et le genoul en bas tendirẽt</text:p>
      <text:p text:style-name="_3c_l_3e_">Aussi<text:span text:style-name="Police_20_par_20_défaut"><text:span text:style-name="T1"> </text:span></text:span>tost comme il fut venu</text:p>
      <text:p text:style-name="_3c_l_3e_">Et ꝑ ce point il fut congneu</text:p>
      <text:p text:style-name="_3c_l_3e_">Quil estoit seigneur hõnorable</text:p>
      <text:p text:style-name="_3c_l_3e_">Ce bon seigneur se sist a table</text:p>
      <text:p text:style-name="_3c_l_3e_">En tenãt bonne grauite</text:p>
      <text:p text:style-name="_3c_l_3e_">vis avis de lautre coste</text:p>
      <text:p text:style-name="_3c_l_3e_">Sassist le seigneur de lostel</text:p>
      <text:p text:style-name="_3c_l_3e_">Et eurent du vin dieu scait quel</text:p>
      <text:p text:style-name="_3c_l_3e_">Il ne le fault point demander</text:p>
      <text:p text:style-name="_3c_l_3e_">Quãt ce vint a lescot compter</text:p>
      <text:p text:style-name="_3c_l_3e_">Lostesse asses hault comptoit</text:p>
      <text:p text:style-name="_3c_l_3e_">Mais au seigneur il nen chaloit</text:p>
      <text:p text:style-name="_3c_l_3e_">Faignant qul fut tout plaint dargent</text:p>
      <text:p text:style-name="_3c_l_3e_">Lors il dist quon sust diligent</text:p>
      <text:p text:style-name="_3c_l_3e_">De<text:span text:style-name="Police_20_par_20_défaut"><text:span text:style-name="T1"> </text:span></text:span>pẽser de faire les lis</text:p>
      <text:p text:style-name="_3c_l_3e_">Car il vouloit en ce logis</text:p>
      <text:p text:style-name="_3c_l_3e_">coucher / puis apres par expres</text:p>
      <text:p text:style-name="_3c_l_3e_">Aprint son sac a ces proces</text:p>
      <text:p text:style-name="_3c_l_3e_">Et le bailla leans en garde</text:p>
      <text:p text:style-name="_3c_l_3e_">En disant quon le contregardast</text:p>
      <text:p text:style-name="_3c_l_3e_">Se de largent voulez auoir.</text:p>
      <text:p text:style-name="_3c_l_3e_">Il ne fault que demander</text:p>
      <text:p text:style-name="_3c_l_3e_">Lostesse ne fut pas ingrate</text:p>
      <text:p text:style-name="_3c_l_3e_"><text:soft-page-break/>En disant ie nen ay pas haste</text:p>
      <text:p text:style-name="_3c_l_3e_">Nespargnes riens qui soit ceans</text:p>
      <text:p text:style-name="_3c_l_3e_">Ses seigneurs coucherent leans</text:p>
      <text:p text:style-name="_3c_l_3e_">Lespace de cinq ou de six moys</text:p>
      <text:p text:style-name="_3c_l_3e_">Sans payer argent toutesfoys</text:p>
      <text:p text:style-name="_3c_l_3e_">Nonobstant ce quil demandoit</text:p>
      <text:p text:style-name="_3c_l_3e_">A son hostesse selle voloit</text:p>
      <text:p text:style-name="_3c_l_3e_">auoir de largent bien souuent</text:p>
      <text:p text:style-name="_3c_l_3e_">Mais il nestoit point bien content</text:p>
      <text:p text:style-name="_3c_l_3e_">De <text:span text:style-name="Police_20_par_20_défaut"><text:span text:style-name="T1">mectre(coquille mettre?) </text:span></text:span>souuent main a bource</text:p>
      <text:p text:style-name="_3c_l_3e_">Lostesse nestoit point rebource</text:p>
      <text:p text:style-name="_3c_l_3e_">Et dist ne vo<text:span text:style-name="Police_20_par_20_défaut"><text:span text:style-name="T7">9</text:span></text:span> en soucies</text:p>
      <text:p text:style-name="_3c_l_3e_">Dieu mercy iay argent asses</text:p>
      <text:p text:style-name="_3c_l_3e_">A vostre bon commandement</text:p>
      <text:p text:style-name="_3c_l_3e_"><text:span text:style-name="Police_20_par_20_défaut"><text:span text:style-name="T1">PP</text:span></text:span></text:p>
      <text:p text:style-name="_3c_l_3e_">Ses mignons pẽserẽt comment</text:p>
      <text:p text:style-name="_3c_l_3e_">ilz pourroient retirer leur sac</text:p>
      <text:p text:style-name="_3c_l_3e_">Et lors monseigneur de pennesac</text:p>
      <text:p text:style-name="_3c_l_3e_">Dist a ce baron de combraye</text:p>
      <text:p text:style-name="_3c_l_3e_">Quil se boutast biẽ tost en voye</text:p>
      <text:p text:style-name="_3c_l_3e_">Faignãt qui fust embesoigne</text:p>
      <text:p text:style-name="_3c_l_3e_">Ce seigneur vint tout reffrongne</text:p>
      <text:p text:style-name="_3c_l_3e_">vers lostesse ꝑ bon moyen</text:p>
      <text:p text:style-name="_3c_l_3e_">Et luy dist mon cas vatresbien</text:p>
      <text:p text:style-name="_3c_l_3e_">Mon proces est ennuyt iuge</text:p>
      <text:p text:style-name="_3c_l_3e_">Bailles moy mon sac sõme toute</text:p>
      <text:p text:style-name="_3c_l_3e_">Car iay peur (et) si fais grant doute</text:p>
      <text:p text:style-name="_3c_l_3e_">Que les seigneurs soyent de partis</text:p>
      <text:p text:style-name="_3c_l_3e_">Il print son sac a dieu vo<text:span text:style-name="Police_20_par_20_défaut"><text:span text:style-name="T7">9</text:span></text:span> dis</text:p>
      <text:p text:style-name="_3c_l_3e_">Ie reuiẽdray tout maintenat</text:p>
      <text:p text:style-name="_3c_l_3e_">Il sen alla diligemment</text:p>
      <text:p text:style-name="_3c_l_3e_">Atout ses proces (et) son sac</text:p>
      <text:p text:style-name="_3c_l_3e_">Et le seigneur depenne sac</text:p>
      <text:p text:style-name="_3c_l_3e_">Et de lameson latendoient</text:p>
      <text:p text:style-name="_3c_l_3e_">Lesquelz deux seigneurs sesbatoient</text:p>
      <text:p text:style-name="_3c_l_3e_">A recuillir les torchecuz</text:p>
      <text:p text:style-name="_3c_l_3e_">Des seigneurs qui estoient ven<text:span text:style-name="Police_20_par_20_défaut"><text:span text:style-name="T7">9</text:span></text:span></text:p>
      <text:p text:style-name="_3c_l_3e_">Aux chambres et biẽ se pensoiẽt</text:p>
      <text:p text:style-name="_3c_l_3e_">Qua quelq̃ chose seruoient</text:p>
      <text:p text:style-name="_3c_l_3e_">Ilz osterent to<text:span text:style-name="Police_20_par_20_défaut"><text:span text:style-name="T7">9</text:span></text:span> ces proces</text:p>
      <text:p text:style-name="_3c_l_3e_">De ce sac (et) par motz expres</text:p>
      <text:p text:style-name="_3c_l_3e_">Lemplirent desditz torchecuz</text:p>
      <text:p text:style-name="_3c_l_3e_">Puys au soir quãt furent ven<text:span text:style-name="Police_20_par_20_défaut"><text:span text:style-name="T7">9</text:span></text:span></text:p>
      <text:p text:style-name="_3c_l_3e_">A leur logis fut mys en garde</text:p>
      <text:p text:style-name="_3c_l_3e_">Et pour myeulx estre en sauue garde</text:p>
      <text:p text:style-name="_3c_l_3e_">Il fut boute ꝑ grant humblesse</text:p>
      <text:p text:style-name="_3c_l_3e_">Auec les robes de lostesse</text:p>
      <text:p text:style-name="_3c_l_3e_">Qui sentoient le muguelias</text:p>
      <text:p text:style-name="_3c_l_3e_">Au soir firent grant ralias</text:p>
      <text:p text:style-name="_3c_l_3e_">Le lendemain il fut saison</text:p>
      <text:p text:style-name="_3c_l_3e_"><text:soft-page-break/>De departir il fut saison</text:p>
      <text:p text:style-name="_3c_l_3e_"><text:span text:style-name="Police_20_par_20_défaut"><text:span text:style-name="T1">PP</text:span></text:span></text:p>
      <text:p text:style-name="_3c_l_3e_">Auoir vng morceau de fromaige</text:p>
      <text:p text:style-name="_3c_speaker_3e_">               Le clerc</text:p>
      <text:p text:style-name="_3c_l_3e_"><text:span text:style-name="Police_20_par_20_défaut"><text:span text:style-name="T6">Adoncdit le clerc mon amy</text:span></text:span></text:p>
      <text:p text:style-name="_3c_l_3e_">Il fault compter car vous deuez</text:p>
      <text:p text:style-name="_3c_l_3e_">Tout par tout sept soubz et demy</text:p>
      <text:p text:style-name="_3c_l_3e_">Et convient que les me payes</text:p>
      <text:p text:style-name="_3c_speaker_3e_">               Le gallant</text:p>
      <text:p text:style-name="_3c_l_3e_"><text:span text:style-name="Police_20_par_20_défaut"><text:span text:style-name="T6">Je ne scay comment les aurez</text:span></text:span></text:p>
      <text:p text:style-name="_3c_l_3e_">Dist la gallant par saint gille</text:p>
      <text:p text:style-name="_3c_l_3e_">Je vueil bien que vous le sachez</text:p>
      <text:p text:style-name="_3c_l_3e_">Je ne sache ne croix ne pile</text:p>
      <text:p text:style-name="_3c_speaker_3e_">               Le clerc</text:p>
      <text:p text:style-name="_3c_l_3e_"><text:span text:style-name="Police_20_par_20_défaut"><text:span text:style-name="T6">Qui na argent si laisse gaige</text:span></text:span></text:p>
      <text:p text:style-name="_3c_l_3e_">Se nest que le fait droicturier</text:p>
      <text:p text:style-name="_3c_l_3e_">Uoulez vous viure dauantaige</text:p>
      <text:p text:style-name="_3c_l_3e_">Et nauez maille ne denier</text:p>
      <text:p text:style-name="_3c_l_3e_">Estes vous larron ou murdier</text:p>
      <text:p text:style-name="_3c_l_3e_">Par dieu ains que dicy ie hobe</text:p>
      <text:p text:style-name="_3c_l_3e_">Uous me payerez pour abreger</text:p>
      <text:p text:style-name="_3c_l_3e_">Ou vous y laisserez la robe</text:p>
      <text:p text:style-name="_3c_speaker_3e_">                Le gallant</text:p>
      <text:p text:style-name="_3c_l_3e_"><text:span text:style-name="Police_20_par_20_défaut"><text:span text:style-name="T6">Quant est dargent ie nen ay point</text:span></text:span></text:p>
      <text:p text:style-name="_3c_l_3e_">Affin de le dire tout hault</text:p>
      <text:p text:style-name="_3c_l_3e_">Comment men iray ie en pourpoint</text:p>
      <text:p text:style-name="_3c_l_3e_">Desnue comment vng marault</text:p>
      <text:p text:style-name="_3c_l_3e_">Dieu mercy ie nay pas trop chault</text:p>
      <text:p text:style-name="_3c_l_3e_">Mais sil vous plaisoit menployer</text:p>
      <text:p text:style-name="_3c_l_3e_">Je vous seruiroye sans deffault</text:p>
      <text:p text:style-name="_3c_l_3e_">Jusques a mon escot payer</text:p>
      <text:p text:style-name="_3c_speaker_3e_">               Le clerc</text:p>
      <text:p text:style-name="_3c_l_3e_"><text:span text:style-name="Police_20_par_20_défaut"><text:span text:style-name="T6">Et comment que scauez vous faire</text:span></text:span></text:p>
      <text:p text:style-name="_3c_l_3e_">Dictes le moy tout plainement</text:p>
      <text:p text:style-name="_3c_speaker_3e_">               Le gallant</text:p>
      <text:p text:style-name="_3c_l_3e_"><text:span text:style-name="Police_20_par_20_défaut"><text:span text:style-name="T6">Quoy toute chose necessaire</text:span></text:span></text:p>
      <text:p text:style-name="_3c_l_3e_">Point ne fault demander comment</text:p>
      <text:p text:style-name="_3c_l_3e_">Je gaige que tout maintenant</text:p>
      <text:p text:style-name="_3c_l_3e_">Que ie chanteray vng couplet</text:p>
      <text:p text:style-name="_3c_l_3e_"><text:span text:style-name="Police_20_par_20_défaut"><text:span text:style-name="T1">PP</text:span></text:span></text:p>
      <text:p text:style-name="_3c_l_3e_">Si hault et si cler ie me vante</text:p>
      <text:p text:style-name="_3c_l_3e_">Que vous direz ce la me plaist</text:p>
      <text:p text:style-name="_3c_speaker_3e_">               Lacteur</text:p>
      <text:p text:style-name="_3c_l_3e_"><text:span text:style-name="Police_20_par_20_défaut"><text:span text:style-name="T6">Lors le varlet voyant cecy</text:span></text:span></text:p>
      <text:p text:style-name="_3c_l_3e_">Fut content de ceste gageure</text:p>
      <text:p text:style-name="_3c_l_3e_">Et pensa a luy mesme ainsy</text:p>
      <text:p text:style-name="_3c_l_3e_">Quil attendroit ceste aduenture</text:p>
      <text:p text:style-name="_3c_l_3e_">Et sil chantoit bien dauenture</text:p>
      <text:p text:style-name="_3c_l_3e_">Il luy diroit pour tous bebas</text:p>
      <text:p text:style-name="_3c_l_3e_">Quil payast lescot bonne alleure</text:p>
      <text:p text:style-name="_3c_l_3e_"><text:soft-page-break/>Car son chant ne luy plaisoit pas</text:p>
      <text:p text:style-name="_3c_l_3e_"/>
      <text:p text:style-name="_3c_l_3e_">Lacord fut dit lacord fut fait</text:p>
      <text:p text:style-name="_3c_l_3e_">Deuant tous non pas en derriere</text:p>
      <text:p text:style-name="_3c_l_3e_">Lors le gallant tira de fait</text:p>
      <text:p text:style-name="_3c_l_3e_">De dedens sa gibeciere</text:p>
      <text:p text:style-name="_3c_l_3e_">Une bource dargent legiere</text:p>
      <text:p text:style-name="_3c_l_3e_">Qui estoit plaine de mereaulx</text:p>
      <text:p text:style-name="_3c_l_3e_">Et chanta par bonne maniere</text:p>
      <text:p text:style-name="_3c_l_3e_">Haultement ses motz nouueaulx</text:p>
      <text:p text:style-name="_3c_l_3e_"/>
      <text:p text:style-name="_3c_l_3e_">De sa bource dessus la table</text:p>
      <text:p text:style-name="_3c_l_3e_">Frappa affin que ie le note</text:p>
      <text:p text:style-name="_3c_l_3e_">Et comme chose conuenable</text:p>
      <text:p text:style-name="_3c_l_3e_">Chanta ainsy a haulte note</text:p>
      <text:p text:style-name="_3c_l_3e_">Il fault payer tõ hoste tõ hoste ton hoste</text:p>
      <text:p text:style-name="_3c_l_3e_">Tout au long chanta ce couplet</text:p>
      <text:p text:style-name="_3c_l_3e_">Le varlet estant coste a coste</text:p>
      <text:p text:style-name="_3c_l_3e_">Respondit cela bien me plaist</text:p>
      <text:p text:style-name="_3c_l_3e_"/>
      <text:p text:style-name="_3c_l_3e_">Touteffoys il natendoit pas</text:p>
      <text:p text:style-name="_3c_l_3e_">Quil ne fut de lescot paye</text:p>
      <text:p text:style-name="_3c_l_3e_">Parquoy il failloit sur ce pas</text:p>
      <text:p text:style-name="_3c_l_3e_">De son sens il fut desuoye</text:p>
      <text:p text:style-name="_3c_l_3e_">Et deuant tous fut notifie</text:p>
      <text:p text:style-name="_3c_l_3e_">Quil estoit gentil compaignon</text:p>
      <text:p text:style-name="_3c_l_3e_">Et quil auoit par son traicte</text:p>
      <text:p text:style-name="_3c_l_3e_">Bien disne pour vne chanson</text:p>
      <text:p text:style-name="_3c_l_3e_"><text:span text:style-name="Police_20_par_20_défaut"><text:span text:style-name="T1">C.ii</text:span></text:span></text:p>
      <text:p text:style-name="_3c_l_3e_">Cest bien disne quant on eschappe</text:p>
      <text:p text:style-name="_3c_l_3e_">Sans debourcer pas vng denier</text:p>
      <text:p text:style-name="_3c_l_3e_">Et dire a dieu au tauernier</text:p>
      <text:p text:style-name="_3c_l_3e_">En torchant son nez a la nappe</text:p>
      <text:h text:style-name="P5" text:outline-level="2">               La repeue<text:line-break/>               du peletier</text:h>
      <text:p text:style-name="_3c_l_3e_"><text:span text:style-name="Police_20_par_20_défaut"><text:span text:style-name="T6">Ung</text:span></text:span><text:span text:style-name="Police_20_par_20_défaut"><text:span text:style-name="T2"> </text:span></text:span><text:span text:style-name="Police_20_par_20_défaut"><text:span text:style-name="T6">iour aduint qun peletier</text:span></text:span></text:p>
      <text:p text:style-name="_3c_l_3e_">Espousa vne belle femme</text:p>
      <text:p text:style-name="_3c_l_3e_">Qui appetoit le bas mestier</text:p>
      <text:p text:style-name="_3c_l_3e_">En faisant recorder sa game</text:p>
      <text:p text:style-name="_3c_l_3e_">Ce peletier sans penser blasme</text:p>
      <text:p text:style-name="_3c_l_3e_">Ne sen soucioit qun petit.</text:p>
      <text:p text:style-name="_3c_l_3e_">Mieulx aymoit de vin vne drame</text:p>
      <text:p text:style-name="_3c_l_3e_">Que coucher dedens vng beau lit</text:p>
      <text:p text:style-name="_3c_l_3e_">Ung cure voyant cest affaire</text:p>
      <text:p text:style-name="_3c_l_3e_">De la femme fut amoureux</text:p>
      <text:p text:style-name="_3c_l_3e_">Et pensa qua son presbitaire</text:p>
      <text:p text:style-name="_3c_l_3e_">Il meneroit ce maistre gueux</text:p>
      <text:p text:style-name="_3c_l_3e_">Il sen vint a luy tout ioyeux</text:p>
      <text:p text:style-name="_3c_l_3e_">A celle fin de le tromper</text:p>
      <text:p text:style-name="_3c_l_3e_"><text:soft-page-break/>En disant mon voisin ie veulx</text:p>
      <text:p text:style-name="_3c_l_3e_">Vous donner ennuyt a soupper</text:p>
      <text:p text:style-name="_3c_l_3e_"/>
      <text:p text:style-name="_3c_l_3e_">Le pelletier en fut content</text:p>
      <text:p text:style-name="_3c_l_3e_">Car il ne vouloit que repaistre</text:p>
      <text:p text:style-name="_3c_l_3e_">Et alla tout incontinent</text:p>
      <text:p text:style-name="_3c_l_3e_">Faire grant chiere auec le prestre</text:p>
      <text:p text:style-name="_3c_l_3e_">Qui luy ioua dun tour de maistre</text:p>
      <text:p text:style-name="_3c_l_3e_">Disant ma robe est deffourree</text:p>
      <text:p text:style-name="_3c_l_3e_">Il vous y conuient la main mettre</text:p>
      <text:p text:style-name="_3c_l_3e_">Affin quelle soit refourree</text:p>
      <text:p text:style-name="_3c_l_3e_"/>
      <text:p text:style-name="_3c_l_3e_">Et bien se dist le pelletier</text:p>
      <text:p text:style-name="_3c_l_3e_">Monseigneur ien suis bien content</text:p>
      <text:p text:style-name="_3c_l_3e_">Mais que vous men vueilles payer</text:p>
      <text:p text:style-name="_3c_l_3e_">Je suis tout vostre seurement</text:p>
      <text:p text:style-name="_3c_l_3e_">Ilz firent leur appointement</text:p>
      <text:p text:style-name="_3c_l_3e_">Quil auroit pour tout inuentoire</text:p>
      <text:p text:style-name="_3c_l_3e_"><text:span text:style-name="Police_20_par_20_défaut"><text:span text:style-name="T1">PP</text:span></text:span></text:p>
      <text:p text:style-name="_3c_l_3e_">Dix soubz tournois entierement</text:p>
      <text:p text:style-name="_3c_l_3e_">Et du vin largement pour boyre</text:p>
      <text:p text:style-name="_3c_l_3e_"/>
      <text:p text:style-name="_3c_l_3e_">Pourueu quil la despecheroit</text:p>
      <text:p text:style-name="_3c_l_3e_">Car il luy estoit necessaire</text:p>
      <text:p text:style-name="_3c_l_3e_">Et que toute nuyt veilleroit</text:p>
      <text:p text:style-name="_3c_l_3e_">Auec son clerc au presbitaire</text:p>
      <text:p text:style-name="_3c_l_3e_">Il fut content de cest affaire</text:p>
      <text:p text:style-name="_3c_l_3e_">Mais le cure les enferma</text:p>
      <text:p text:style-name="_3c_l_3e_">Soubz la clef sans grant noyse faire</text:p>
      <text:p text:style-name="_3c_l_3e_">Puis hors la maison sen alla</text:p>
      <text:p text:style-name="_3c_l_3e_"/>
      <text:p text:style-name="_3c_l_3e_">Le cure vint en la maison</text:p>
      <text:p text:style-name="_3c_l_3e_">Du pelletier par ses sornettes</text:p>
      <text:p text:style-name="_3c_l_3e_">Et trouua si bonne achoison</text:p>
      <text:p text:style-name="_3c_l_3e_">Quil fist tresbien ses besongnettes</text:p>
      <text:p text:style-name="_3c_l_3e_">Ilz firent cent mille chosettes</text:p>
      <text:p text:style-name="_3c_l_3e_">Car ainsy comme il me semble</text:p>
      <text:p text:style-name="_3c_l_3e_"/>
      <text:p text:style-name="_3c_l_3e_">Le fourreur pour la repeue franche</text:p>
      <text:p text:style-name="_3c_l_3e_">Fut fait coqu bien fermement</text:p>
      <text:p text:style-name="_3c_l_3e_">Et luy chargea la dame blanche</text:p>
      <text:p text:style-name="_3c_l_3e_">Quil luy retournast hardiment</text:p>
      <text:p text:style-name="_3c_l_3e_">Et que par son sainct sacrement</text:p>
      <text:p text:style-name="_3c_l_3e_">Jamais nul iour ne loublira</text:p>
      <text:p text:style-name="_3c_l_3e_">Mais luy fera hebergement</text:p>
      <text:p text:style-name="_3c_l_3e_">Toutes les foys quil luy plaira</text:p>
      <text:p text:style-name="_3c_l_3e_"/>
      <text:p text:style-name="_3c_l_3e_">Et pourtant donne soy de garde</text:p>
      <text:p text:style-name="_3c_l_3e_">Chascun qui aura belle femme</text:p>
      <text:p text:style-name="_3c_l_3e_">Quon ne luy ioue de telle aubade</text:p>
      <text:p text:style-name="_3c_l_3e_"><text:soft-page-break/>Pour la repeue cest grant diffame</text:p>
      <text:p text:style-name="_3c_l_3e_">Quant il est sceu ce nest que blasme</text:p>
      <text:p text:style-name="_3c_l_3e_">Et reproche au temps aduenir</text:p>
      <text:p text:style-name="_3c_l_3e_">Dela des repeues la grant gaigne</text:p>
      <text:p text:style-name="_3c_l_3e_">Pourtant ayes en souuenir</text:p>
      <text:h text:style-name="Heading_20_2" text:outline-level="2"><text:span text:style-name="Police_20_par_20_défaut"><text:span text:style-name="T8">               </text:span></text:span><text:span text:style-name="Police_20_par_20_défaut"><text:span text:style-name="T3">L(?)</text:span></text:span><text:span text:style-name="Police_20_par_20_défaut"><text:span text:style-name="T8">a repeue franche des</text:span></text:span><text:span text:style-name="Police_20_par_20_défaut"><text:span text:style-name="T8"><text:line-break/></text:span></text:span><text:span text:style-name="Police_20_par_20_défaut"><text:span text:style-name="T8">               gallans sans soucy</text:span></text:span></text:h>
      <text:p text:style-name="_3c_l_3e_"><text:span text:style-name="Police_20_par_20_défaut"><text:span text:style-name="T1">C.iii.</text:span></text:span></text:p>
      <text:p text:style-name="P4">Vne assemblee de compaignons</text:p>
      <text:p text:style-name="P4">Nommez les gallans sans soucy</text:p>
      <text:p text:style-name="P4">Se trouuerent entre deux pons</text:p>
      <text:p text:style-name="P4">Pres le palais il est ainsi</text:p>
      <text:p text:style-name="P4">Dautres y en auoit aussy</text:p>
      <text:p text:style-name="P4">Qui aymoient bien besongne faicte</text:p>
      <text:p text:style-name="P4">Et estoient de franct cueur transsys</text:p>
      <text:p text:style-name="P4">Alabbe de saincte souffrette</text:p>
      <text:p text:style-name="_3c_l_3e_"/>
      <text:p text:style-name="P4">Ses mygnons ainsi assembles</text:p>
      <text:p text:style-name="P4">Ne demanderent que repos</text:p>
      <text:p text:style-name="P4">Dargent ilz nestoient pas comblez</text:p>
      <text:p text:style-name="P4">Nonpourtant ne faillirent pas</text:p>
      <text:p text:style-name="P4">Ilz se bonterent cest le cas</text:p>
      <text:p text:style-name="P4">A senseigne du plat destain</text:p>
      <text:p text:style-name="P4">Ou ilz repeurent par compas</text:p>
      <text:p text:style-name="P4">Car ilz en auoient bien besoing</text:p>
      <text:p text:style-name="_3c_l_3e_"/>
      <text:p text:style-name="P4">Quant ce vint a lescot compter</text:p>
      <text:p text:style-name="P4">Je croy que nul ne sen courrouce</text:p>
      <text:p text:style-name="P4">Mais le beau ieu est au payer</text:p>
      <text:p text:style-name="P4">Quant il ny a denier en bource</text:p>
      <text:p text:style-name="P4">Nul deulx nauoit chiere rebourcee</text:p>
      <text:p text:style-name="P4">Pour de lescot venir au bout</text:p>
      <text:p text:style-name="_3c_l_3e_"><text:span text:style-name="Police_20_par_20_défaut"><text:span text:style-name="T6">Dist vng gallant de plaine </text:span></text:span><text:span text:style-name="Police_20_par_20_défaut"><text:span text:style-name="T2">sourete(problème de rime?)</text:span></text:span></text:p>
      <text:p text:style-name="P4">In nen fault qun pour payer tout</text:p>
      <text:p text:style-name="_3c_l_3e_"/>
      <text:p text:style-name="P4">Ilz appointerent tous ensemble</text:p>
      <text:p text:style-name="P4">Que lun diceux on benderoit</text:p>
      <text:p text:style-name="P4">Par ainsi scelonquil me semble</text:p>
      <text:p text:style-name="_3c_l_3e_"><text:span text:style-name="Police_20_par_20_défaut"><text:span text:style-name="T6">Le premier </text:span></text:span>q̃<text:span text:style-name="Police_20_par_20_défaut"><text:span text:style-name="T6">l empoigneroit</text:span></text:span></text:p>
      <text:p text:style-name="P4">Estoit dit que lescot payeroit</text:p>
      <text:p text:style-name="P4">Mais ilz en eurent grant discort</text:p>
      <text:p text:style-name="P4">Chascun bande estre vouloit</text:p>
      <text:p text:style-name="P4">Dont ne peurent estre dacord</text:p>
      <text:p text:style-name="_3c_l_3e_"/>
      <text:p text:style-name="P4">Le varlet voyant ses debas</text:p>
      <text:p text:style-name="P4">Leur dist nul de vous ne sesmoye</text:p>
      <text:p text:style-name="_3c_l_3e_"><text:span text:style-name="Police_20_par_20_défaut"><text:span text:style-name="T2">PP</text:span></text:span></text:p>
      <text:p text:style-name="P4">Je suis content que par compas</text:p>
      <text:p text:style-name="P4">Tout maintenant bande ie soye</text:p>
      <text:p text:style-name="_3c_l_3e_"><text:soft-page-break/><text:span text:style-name="Police_20_par_20_défaut"><text:span text:style-name="T6">Les gallans en eurent grant</text:span></text:span><text:span text:style-name="Police_20_par_20_défaut"><text:span text:style-name="T2"> </text:span></text:span><text:span text:style-name="Police_20_par_20_défaut"><text:span text:style-name="T6">ioye</text:span></text:span></text:p>
      <text:p text:style-name="P4">Et le banderent en ce lieu</text:p>
      <text:p text:style-name="P4">Puis chascun deux si print la voye</text:p>
      <text:p text:style-name="P4">Pour sen aller sans dire a dieu</text:p>
      <text:p text:style-name="_3c_l_3e_"/>
      <text:p text:style-name="P4">Ce varlet qui estoit bande</text:p>
      <text:p text:style-name="P4">Tournoyoit parmy la maison</text:p>
      <text:p text:style-name="P4">Il fut de lescot prebende</text:p>
      <text:p text:style-name="P4">Par ceste subtille choyson</text:p>
      <text:p text:style-name="P4">Affin dauoir prouision</text:p>
      <text:p text:style-name="P4">De lescot loste monte en hault</text:p>
      <text:p text:style-name="P4">Quant il veit ceste inuention</text:p>
      <text:p text:style-name="P4">A peu que le cueur ne luy fault</text:p>
      <text:p text:style-name="P4">En montant loste fut happe</text:p>
      <text:p text:style-name="P4">Par son varlet sans dire mot</text:p>
      <text:p text:style-name="P4">Disant ie vous ay attrappe</text:p>
      <text:p text:style-name="P4">Il faut que vous payes lescot</text:p>
      <text:p text:style-name="P4">Du que vous laissez la robe</text:p>
      <text:p text:style-name="P4">De quoy il ne fut pas ioyeulx</text:p>
      <text:p text:style-name="P4">Cuidant quil fut mathelineulx</text:p>
      <text:p text:style-name="_3c_l_3e_"/>
      <text:p text:style-name="P4">Quant le varlet se desbanda</text:p>
      <text:p text:style-name="P4">La tromperie peult congnoistre</text:p>
      <text:p text:style-name="P4">Fut estonne quant regarda</text:p>
      <text:p text:style-name="P4">Et veit bien que cestoit son maistre</text:p>
      <text:p text:style-name="P4">Pensez quil en eut belle lettre</text:p>
      <text:p text:style-name="P4">Car ilz parla lors a baston</text:p>
      <text:p text:style-name="P4">Et pour sa peine sans riens mettre</text:p>
      <text:p text:style-name="P4">Il eust quattre coups de baston</text:p>
      <text:p text:style-name="P4"/>
      <text:p text:style-name="P4">Ainsy furent sans rien payer</text:p>
      <text:p text:style-name="P4">Les poures gallans deliurez</text:p>
      <text:p text:style-name="P4">De la maison du tauernier</text:p>
      <text:p text:style-name="P4">Ou ilz cestoient pres que enyurez</text:p>
      <text:p text:style-name="P4">Des vins quon leur auoit liurez</text:p>
      <text:p text:style-name="P4">Pour boyre a plain gobelet</text:p>
      <text:p text:style-name="P4">Que paya le poure varlet</text:p>
      <text:p text:style-name="_3c_l_3e_"><text:span text:style-name="Police_20_par_20_défaut"><text:span text:style-name="T2">PP</text:span></text:span></text:p>
      <text:p text:style-name="P4">Et que se soit vray certain</text:p>
      <text:p text:style-name="P4">Ainsy que mont dit cinq ou six</text:p>
      <text:p text:style-name="P4">Le cas aduint au plau destain</text:p>
      <text:p text:style-name="P4">Pres saint pierre des arsis</text:p>
      <text:p text:style-name="_3c_l_3e_"><text:span text:style-name="Police_20_par_20_défaut"><text:span text:style-name="T6">Bien eschoit vng grant</text:span></text:span><text:span text:style-name="Police_20_par_20_défaut"><text:span text:style-name="T2"> </text:span></text:span><text:span text:style-name="Police_20_par_20_défaut"><text:span text:style-name="T6">mercys</text:span></text:span></text:p>
      <text:p text:style-name="P4">A tout le moins pour ce repas</text:p>
      <text:p text:style-name="P4">Et si ne le payerent pas</text:p>
      <text:p text:style-name="_3c_l_3e_"/>
      <text:p text:style-name="P4">Aussy fut si bien aueugle</text:p>
      <text:p text:style-name="P4">Le poure varlet maleureux</text:p>
      <text:p text:style-name="P4">Quil fut de tout lescot sengle</text:p>
      <text:p text:style-name="P4">Et faillut quil payast pour eulx</text:p>
      <text:p text:style-name="P4"><text:soft-page-break/>Et sen allerent tous ioyeulx</text:p>
      <text:p text:style-name="P4">Les mygnons torchant leur visaige</text:p>
      <text:p text:style-name="P4">Qui auoient disne dauantaige</text:p>
      <text:p text:style-name="P4"/>
      <text:p text:style-name="P4">Pour passer temps ioyeusement</text:p>
      <text:p text:style-name="P4">Racompter vueil vne repeue</text:p>
      <text:p text:style-name="P4">Qui fut faicte subtillement</text:p>
      <text:p text:style-name="P4">Pres montfaucon cest chose seue</text:p>
      <text:p text:style-name="P4">Et diray la desconuenue</text:p>
      <text:p text:style-name="P4">Quil aduint a de fins ouuriers</text:p>
      <text:p text:style-name="P4">Aussy y sera ramentue</text:p>
      <text:p text:style-name="_3c_l_3e_"><text:span text:style-name="Police_20_par_20_défaut"><text:span text:style-name="T2">L(?)</text:span></text:span><text:span text:style-name="Police_20_par_20_défaut"><text:span text:style-name="T6">a finesse des escolliers</text:span></text:span></text:p>
      <text:p text:style-name="_3c_l_3e_"/>
      <text:p text:style-name="P4">Quant compaignons sont desbauchez</text:p>
      <text:p text:style-name="P4">Ilz ne serchent que compaignie</text:p>
      <text:p text:style-name="P4">Plusieurs ont les vins vendengez</text:p>
      <text:p text:style-name="P4">Et beuz quasi iusque a la lye</text:p>
      <text:p text:style-name="P4">Or aduint que grande mesgnye</text:p>
      <text:p text:style-name="P4">De compaignons sentrecontrerent</text:p>
      <text:p text:style-name="P4">Et sans trouuer la saison chiere</text:p>
      <text:p text:style-name="P4">Chascun deulx se resiouysoit</text:p>
      <text:p text:style-name="P4">Disans bons motz faisans grant chiere</text:p>
      <text:p text:style-name="P4">Par ce point le temps se passoit</text:p>
      <text:p text:style-name="P4">Mais lun diceulx promis auoit</text:p>
      <text:p text:style-name="P4">A coucher auec vne garce</text:p>
      <text:p text:style-name="_3c_l_3e_"><text:span text:style-name="Police_20_par_20_défaut"><text:span text:style-name="T2">PP</text:span></text:span></text:p>
      <text:p text:style-name="P4">Et aux autres le racomptoit</text:p>
      <text:p text:style-name="P4">Par ieu en maniere de farce</text:p>
      <text:p text:style-name="_3c_l_3e_"/>
      <text:p text:style-name="P4">Tant parlerent du bas mestier</text:p>
      <text:p text:style-name="P4">Quil fut conclu par leur facon</text:p>
      <text:p text:style-name="P4">Quilz yroient ce soir la coucher</text:p>
      <text:p text:style-name="P4">Pres le gibet de montfaucon</text:p>
      <text:p text:style-name="P4">Et auroient pour prouision</text:p>
      <text:p text:style-name="P4">Ung paste de facon subtille</text:p>
      <text:p text:style-name="P4">Et merroient en conclusion</text:p>
      <text:p text:style-name="P4">Auec eulx chascun vne fille</text:p>
      <text:p text:style-name="P4"/>
      <text:p text:style-name="P4">Cest paste ie vous en respons</text:p>
      <text:p text:style-name="P4">Fut fait sans demander quil couste</text:p>
      <text:p text:style-name="P4">Car il y auoit six chappons</text:p>
      <text:p text:style-name="P4">Sans la chair que point ie ny bout</text:p>
      <text:p text:style-name="P4">On y eut bien tourne le coute</text:p>
      <text:p text:style-name="P4">Tant estoit grant point nen doubtez</text:p>
      <text:p text:style-name="P4">Le prince des sotz et sa route</text:p>
      <text:p text:style-name="P4">En eussent bien este souppez</text:p>
      <text:p text:style-name="P4"/>
      <text:p text:style-name="P4">Deux escoliers voyans le cas</text:p>
      <text:p text:style-name="P4">Qui ne scayuent rien de tromper</text:p>
      <text:p text:style-name="P4">Sans prendre conseil dauocas</text:p>
      <text:p text:style-name="P4"><text:soft-page-break/>Ilz si voulurent occuper</text:p>
      <text:p text:style-name="P4">Pensant a eulx comme attraper</text:p>
      <text:p text:style-name="P4">Les pourroient destoc ou de hanche</text:p>
      <text:p text:style-name="P4">Car ilz vouloient ce soyr soupper</text:p>
      <text:p text:style-name="P4">Et auoir vne repeue franche</text:p>
      <text:p text:style-name="P4"/>
      <text:p text:style-name="P4">Sans aller parler au deuin</text:p>
      <text:p text:style-name="P4">Lun print ce paste de facon</text:p>
      <text:p text:style-name="P4">Lautre empongna vng broc de vin</text:p>
      <text:p text:style-name="P4">Du pain assez selon raison</text:p>
      <text:p text:style-name="P4">Et allerent vers monfaucon</text:p>
      <text:p text:style-name="P4">Du estoit toute lassemblee</text:p>
      <text:p text:style-name="P4">Filles y auoit a foyson</text:p>
      <text:p text:style-name="P4">Faisans chiere desmesuree</text:p>
      <text:p text:style-name="_3c_l_3e_"><text:span text:style-name="Police_20_par_20_défaut"><text:span text:style-name="T2">PP</text:span></text:span></text:p>
      <text:p text:style-name="P4">Aussy iuste comme lorloge</text:p>
      <text:p text:style-name="P4">Par deuis et bonne maniere</text:p>
      <text:p text:style-name="P4">Ilz entrerent dedens leur loge</text:p>
      <text:p text:style-name="P4">Esperant de faire grant chiere</text:p>
      <text:p text:style-name="P4">Et tastoient deuant et derriere</text:p>
      <text:p text:style-name="P4">Ses poures filles hault et bas</text:p>
      <text:p text:style-name="_3c_l_3e_"/>
      <text:p text:style-name="P4">Les escoliers sans nulles fables</text:p>
      <text:p text:style-name="P4">Voyant ceste desconuenue</text:p>
      <text:p text:style-name="P4">Vestirent des abbis de dyables</text:p>
      <text:p text:style-name="P4">Et vindrent la sans attendue</text:p>
      <text:p text:style-name="P4">Lun vng croc lautre vne massue</text:p>
      <text:p text:style-name="P4">Pour auoyr la franche repeue</text:p>
      <text:p text:style-name="P4">Vindrent assaillir les gallans</text:p>
      <text:p text:style-name="P4"/>
      <text:p text:style-name="P4">Disant a mort a mort a mort</text:p>
      <text:p text:style-name="P4">Prenez ses chaines de fer</text:p>
      <text:p text:style-name="P4">Ribaulx putains par desconfort</text:p>
      <text:p text:style-name="P4">Et les admenez en enfer</text:p>
      <text:p text:style-name="P4">Mis seront auec lucifer</text:p>
      <text:p text:style-name="P4">Au plus parfont de la chaudiere</text:p>
      <text:p text:style-name="P4">Et puis pour mieulx les eschauffer</text:p>
      <text:p text:style-name="_3c_l_3e_"><text:span text:style-name="Police_20_par_20_défaut"><text:span text:style-name="T2">G(?)</text:span></text:span><text:span text:style-name="Police_20_par_20_défaut"><text:span text:style-name="T6">ettez seront en la riuiere</text:span></text:span></text:p>
      <text:p text:style-name="_3c_l_3e_"/>
      <text:p text:style-name="P4">Lun des gallans pour abreger</text:p>
      <text:p text:style-name="P4">Respondit ma vie est finee</text:p>
      <text:p text:style-name="P4">En enfer me fault heberger</text:p>
      <text:p text:style-name="P4">Decy ma derniere iournee</text:p>
      <text:p text:style-name="P4">Or suis ie bien ame damnee</text:p>
      <text:p text:style-name="P4">Nostre peche nous a attains</text:p>
      <text:p text:style-name="P4">Car nous yrons sans demeuree</text:p>
      <text:p text:style-name="P4">En enfer auec ses putains</text:p>
      <text:p text:style-name="P4"/>
      <text:p text:style-name="P4">Se vous les eussies veu fouyr</text:p>
      <text:p text:style-name="P4">Jamais ne vites plus beau ieu</text:p>
      <text:p text:style-name="P4"><text:soft-page-break/>Lun amont lautre aual courir</text:p>
      <text:p text:style-name="P4">Chascun deulx ne pensoit que a dieu</text:p>
      <text:p text:style-name="P4">Ilz sen fouyrent de ce lieu</text:p>
      <text:p text:style-name="_3c_l_3e_"><text:span text:style-name="Police_20_par_20_défaut"><text:span text:style-name="T2">PP</text:span></text:span></text:p>
      <text:p text:style-name="P4">Et laisserent pain vin viande</text:p>
      <text:p text:style-name="P4">Criant saint iehan et saint mathieu</text:p>
      <text:p text:style-name="P4">A qui ilz faisoient leur offrende</text:p>
      <text:p text:style-name="_3c_l_3e_"/>
      <text:p text:style-name="P4">Les escoliers voyans cecy</text:p>
      <text:p text:style-name="P4">Nonobstant leur abbit de dyable</text:p>
      <text:p text:style-name="P4">Furent alors hors de soucy</text:p>
      <text:p text:style-name="P4">Et sassirent trestous a table</text:p>
      <text:p text:style-name="P4">Et dieu scet silz firent la galle</text:p>
      <text:p text:style-name="P4">Entour le vin et le paste</text:p>
      <text:p text:style-name="P4">Et repeurent pour fin finalle</text:p>
      <text:p text:style-name="P4">De ce qui estoit apreste</text:p>
      <text:p text:style-name="P4"/>
      <text:p text:style-name="P4">Cest bien trompe qui rien ne paye</text:p>
      <text:p text:style-name="P4">Et qui peut viure dauantaige</text:p>
      <text:p text:style-name="P4">Sans debourcer or ne monnoye</text:p>
      <text:p text:style-name="P4">En vsant de ioyeux langaige</text:p>
      <text:p text:style-name="P4">Ses escoliers de bon couraige</text:p>
      <text:p text:style-name="P4">Passerent temps ioyeusement</text:p>
      <text:p text:style-name="P4">Sans bailler ny argent ne gaige</text:p>
      <text:p text:style-name="P4">Et si repeurent franchement</text:p>
      <text:p text:style-name="_3c_l_3e_">£</text:p>
      <text:p text:style-name="P4">    Se vous voulez suyuir lescole</text:p>
      <text:p text:style-name="P4">De ceulx qui viuent franchement</text:p>
      <text:p text:style-name="P4">Lisez en cestuy protocole</text:p>
      <text:p text:style-name="P4">Et voyez la facon comment</text:p>
      <text:p text:style-name="P4">Mettez y vostre entendement</text:p>
      <text:p text:style-name="P4">A faire comment il faisoient</text:p>
      <text:p text:style-name="P4">Et sil ny a empechement</text:p>
      <text:p text:style-name="P4">Vous viures comment ilz viuoyent</text:p>
      <text:p text:style-name="_3c_l_3e_">£</text:p>
      <text:p text:style-name="_3c_l_3e_"><text:span text:style-name="Police_20_par_20_défaut"><text:span text:style-name="T6">Cy finist le liure des repeues franchez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S Mincho" style:font-size-asian="14pt" style:font-name-complex="Tahoma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style:font-name-asian="Times New Roman" style:font-size-asian="14pt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style:font-name="Cambria" style:font-name-asian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 fo:hyphenation-remain-char-count="0" fo:hyphenation-push-char-count="0"/>
    </style:style>
    <style:style style:name="_3c_h1.sub_3e_" style:display-name="&lt;h1.sub&gt;" style:family="paragraph" style:parent-style-name="Heading_20_1" style:default-outline-level="1" style:list-style-name="">
      <style:paragraph-properties fo:line-height="100%" fo:hyphenation-ladder-count="no-limit"/>
      <style:text-properties fo:font-size="12pt" style:font-size-asian="12pt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 fo:hyphenation-remain-char-count="0" fo:hyphenation-push-char-count="0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 fo:hyphenation-remain-char-count="0" fo:hyphenation-push-char-count="0"/>
    </style:style>
    <style:style style:name="Style2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_3c_noindent_3e_" style:display-name="&lt;noindent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ab_3e_" style:display-name="&lt;ab&gt;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trailer_3e_" style:display-name="&lt;trailer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Style3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_3c_signed_3e_" style:display-name="&lt;signed&gt;" style:family="paragraph" style:parent-style-name="Normal">
      <style:paragraph-properties fo:margin-top="0cm" fo:margin-bottom="0cm" fo:line-height="100%" fo:text-align="end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Style4" style:family="paragraph" style:parent-style-name="Normal">
      <style:paragraph-properties fo:margin-left="1cm" fo:margin-right="0cm" fo:margin-top="0.212cm" fo:margin-bottom="0.212cm" fo:line-height="100%" fo:hyphenation-ladder-count="no-limit" fo:text-indent="0cm" style:auto-text-indent="false">
        <style:tab-stops/>
      </style:paragraph-properties>
      <style:text-properties style:font-name="Times New Roma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_3c_term_3e_" style:display-name="&lt;term&gt;" style:family="paragraph" style:parent-style-name="Standard">
      <style:paragraph-properties fo:hyphenation-ladder-count="no-limit" fo:background-color="#dddddd" fo:padding="0cm" fo:border="0.009cm solid #000000" style:shadow="none">
        <style:background-image/>
      </style:paragraph-properties>
      <style:text-properties style:font-name="Arial Unicode MS" fo:hyphenate="false" fo:hyphenation-remain-char-count="0" fo:hyphenation-push-char-count="0"/>
    </style:style>
    <style:style style:name="_3c_Pagedetitre_5f_titre_3e_" style:display-name="&lt;Pagedetitre_titre&gt;" style:family="paragraph" style:parent-style-name="Text_20_body">
      <style:paragraph-properties fo:text-align="center" style:justify-single-word="false" fo:hyphenation-ladder-count="no-limit"/>
      <style:text-properties fo:font-size="32pt" style:font-size-asian="32pt" style:font-size-complex="32pt" fo:hyphenate="false" fo:hyphenation-remain-char-count="0" fo:hyphenation-push-char-count="0"/>
    </style:style>
    <style:style style:name="_3c_Pagedetitre_5f_sous-titre_3e_" style:display-name="&lt;Pagedetitre_sous-titre&gt;" style:family="paragraph" style:parent-style-name="_3c_Pagedetitre_5f_titre_3e_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speaker_3e_" style:display-name="&lt;speaker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2pt" style:font-name-asian="Times New Roman" style:font-size-asian="12pt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style:font-name-asian="Times New Roman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_3c_cb_3e_" style:display-name="&lt;cb&gt;" style:family="text" style:parent-style-name="Police_20_par_20_défaut">
      <style:text-properties style:font-name="Times New Roman" fo:font-weight="bold" style:font-weight-asian="bold" style:font-name-complex="Times New Roman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User</meta:initial-creator>
    <dc:creator>Jeanne Bineau</dc:creator>
    <meta:creation-date>2019-02-18T10:10:00Z</meta:creation-date>
    <dc:date>2019-04-04T17:42:50.86</dc:date>
    <meta:editing-cycles>49</meta:editing-cycles>
    <meta:editing-duration>PT4H11M34S</meta:editing-duration>
    <meta:document-statistic meta:table-count="0" meta:image-count="0" meta:object-count="0" meta:page-count="26" meta:paragraph-count="1214" meta:word-count="6166" meta:character-count="33664"/>
    <meta:template xlink:type="simple" xlink:actuate="onRequest" xlink:title="" xlink:href="Normal.dotm"/>
  </office:meta>
</office:document-meta>
</file>